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" style:family="table">
      <style:table-properties style:width="17cm" table:align="margins"/>
    </style:style>
    <style:style style:name="Table.A" style:family="table-column">
      <style:table-column-properties style:column-width="4.251cm" style:rel-column-width="16383*"/>
    </style:style>
    <style:style style:name="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DDETTO: <text:database-display text:table-name="table" text:table-type="table" text:column-name="$ADDETTO" text:database-name="db_prince">&lt;$ADDETTO&gt;</text:database-display></text:p>
      <text:p text:style-name="Standard">ANNO_VERBALE: <text:database-display text:table-name="table" text:table-type="table" text:column-name="$ANNO_VERBALE" text:database-name="db_prince">&lt;$ANNO_VERBALE&gt;</text:database-display></text:p>
      <text:p text:style-name="Standard">ATTIVITA_N: <text:database-display text:table-name="table" text:table-type="table" text:column-name="$ATTIVITA_N" text:database-name="db_prince">&lt;$ATTIVITA_N&gt;</text:database-display></text:p>
      <text:p text:style-name="Standard">CAP_ATTIVITA: <text:database-display text:table-name="table" text:table-type="table" text:column-name="$CAP_ATTIVITA" text:database-name="db_prince">&lt;$CAP_ATTIVITA&gt;</text:database-display></text:p>
      <text:p text:style-name="Standard">CAP_CORRISPONDENZA: <text:database-display text:table-name="table" text:table-type="table" text:column-name="$CAP_CORRISPONDENZA" text:database-name="db_prince">&lt;$CAP_CORRISPONDENZA&gt;</text:database-display></text:p>
      <text:p text:style-name="Standard">CAP_PRESENTATORE: <text:database-display text:table-name="table" text:table-type="table" text:column-name="$CAP_PRESENTATORE" text:database-name="db_prince">&lt;$CAP_PRESENTATORE&gt;</text:database-display></text:p>
      <text:p text:style-name="Standard">CAP_PROFESSIONISTA: <text:database-display text:table-name="table" text:table-type="table" text:column-name="$CAP_PROFESSIONISTA" text:database-name="db_prince">&lt;$CAP_PROFESSIONISTA&gt;</text:database-display></text:p>
      <text:p text:style-name="Standard">CAPOLUOGO_REG: <text:database-display text:table-name="table" text:table-type="table" text:column-name="$CAPOLUOGO_REG" text:database-name="db_prince">&lt;$CAPOLUOGO_REG&gt;</text:database-display></text:p>
      <text:p text:style-name="Standard">CAP_SEDE_LEGALE: <text:database-display text:table-name="table" text:table-type="table" text:column-name="$CAP_SEDE_LEGALE" text:database-name="db_prince">&lt;$CAP_SEDE_LEGALE&gt;</text:database-display></text:p>
      <text:p text:style-name="Standard">CAP_TITOLARE: <text:database-display text:table-name="table" text:table-type="table" text:column-name="$CAP_TITOLARE" text:database-name="db_prince">&lt;$CAP_TITOLARE&gt;</text:database-display></text:p>
      <text:p text:style-name="Standard">CATEGORIA_N: <text:database-display text:table-name="table" text:table-type="table" text:column-name="$CATEGORIA_N" text:database-name="db_prince">&lt;$CATEGORIA_N&gt;</text:database-display></text:p>
      <text:p text:style-name="Standard">CAUSALE_VOLTURA: <text:database-display text:table-name="table" text:table-type="table" text:column-name="$CAUSALE_VOLTURA" text:database-name="db_prince">&lt;$CAUSALE_VOLTURA&gt;</text:database-display></text:p>
      <text:p text:style-name="Standard">CF_PRESENTATORE: <text:database-display text:table-name="table" text:table-type="table" text:column-name="$CF_PRESENTATORE" text:database-name="db_prince">&lt;$CF_PRESENTATORE&gt;</text:database-display></text:p>
      <text:p text:style-name="Standard">COD_ALBO_PROFESSIONISTA: <text:database-display text:table-name="table" text:table-type="table" text:column-name="$COD_ALBO_PROFESSIONISTA" text:database-name="db_prince">&lt;$COD_ALBO_PROFESSIONISTA&gt;</text:database-display></text:p>
      <text:p text:style-name="Standard">CODICE_ATTIVITA: <text:database-display text:table-name="table" text:table-type="table" text:column-name="$CODICE_ATTIVITA" text:database-name="db_prince">&lt;$CODICE_ATTIVITA&gt;</text:database-display></text:p>
      <text:p text:style-name="Standard">COD_PRATICA: <text:database-display text:table-name="table" text:table-type="table" text:column-name="$COD_PRATICA" text:database-name="db_prince">&lt;$COD_PRATICA&gt;</text:database-display></text:p>
      <text:p text:style-name="Standard">COD_PRATICA_SU: <text:database-display text:table-name="table" text:table-type="table" text:column-name="$COD_PRATICA_SU" text:database-name="db_prince">&lt;$COD_PRATICA_SU&gt;</text:database-display></text:p>
      <text:p text:style-name="Standard">COGNOME_ADDETTO: <text:database-display text:table-name="table" text:table-type="table" text:column-name="$COGNOME_ADDETTO" text:database-name="db_prince">&lt;$COGNOME_ADDETTO&gt;</text:database-display></text:p>
      <text:p text:style-name="Standard">COGNOME_COMANDANTE: <text:database-display text:table-name="table" text:table-type="table" text:column-name="$COGNOME_COMANDANTE" text:database-name="db_prince">&lt;$COGNOME_COMANDANTE&gt;</text:database-display></text:p>
      <text:p text:style-name="Standard">COGNOME_PRESENTATORE: <text:database-display text:table-name="table" text:table-type="table" text:column-name="$COGNOME_PRESENTATORE" text:database-name="db_prince">&lt;$COGNOME_PRESENTATORE&gt;</text:database-display></text:p>
      <text:p text:style-name="Standard">COGNOME_PROFESSIONISTA: <text:database-display text:table-name="table" text:table-type="table" text:column-name="$COGNOME_PROFESSIONISTA" text:database-name="db_prince">&lt;$COGNOME_PROFESSIONISTA&gt;</text:database-display></text:p>
      <text:p text:style-name="Standard">COGNOME_DIRETTORE_REGIONALE: <text:database-display text:table-name="table" text:table-type="table" text:column-name="$COGNOME_DIRETTORE_REGIONALE" text:database-name="db_prince">&lt;$COGNOME_DIRETTORE_REGIONALE&gt;</text:database-display></text:p>
      <text:p text:style-name="Standard">COGNOME_TITOLARE: <text:database-display text:table-name="table" text:table-type="table" text:column-name="$COGNOME_TITOLARE" text:database-name="db_prince">&lt;$COGNOME_TITOLARE&gt;</text:database-display></text:p>
      <text:p text:style-name="Standard">COMANDANTE: <text:database-display text:table-name="table" text:table-type="table" text:column-name="$COMANDANTE" text:database-name="db_prince">&lt;$COMANDANTE&gt;</text:database-display></text:p>
      <text:p text:style-name="Standard">COMUNE_ATTIVITA: <text:database-display text:table-name="table" text:table-type="table" text:column-name="$COMUNE_ATTIVITA" text:database-name="db_prince">&lt;$COMUNE_ATTIVITA&gt;</text:database-display></text:p>
      <text:p text:style-name="Standard">COMUNE_COMANDO: <text:database-display text:table-name="table" text:table-type="table" text:column-name="$COMUNE_COMANDO" text:database-name="db_prince">&lt;$COMUNE_COMANDO&gt;</text:database-display></text:p>
      <text:p text:style-name="Standard">COMUNE_CORRISPONDENZA: <text:database-display text:table-name="table" text:table-type="table" text:column-name="$COMUNE_CORRISPONDENZA" text:database-name="db_prince">&lt;$COMUNE_CORRISPONDENZA&gt;</text:database-display></text:p>
      <text:p text:style-name="Standard">COMUNE_PRESENTATORE: <text:database-display text:table-name="table" text:table-type="table" text:column-name="$COMUNE_PRESENTATORE" text:database-name="db_prince">&lt;$COMUNE_PRESENTATORE&gt;</text:database-display></text:p>
      <text:p text:style-name="Standard">COMUNE_PROFESSIONISTA: <text:database-display text:table-name="table" text:table-type="table" text:column-name="$COMUNE_PROFESSIONISTA" text:database-name="db_prince">&lt;$COMUNE_PROFESSIONISTA&gt;</text:database-display></text:p>
      <text:p text:style-name="Standard">COMUNE_DIREZIONE: <text:database-display text:table-name="table" text:table-type="table" text:column-name="$COMUNE_DIREZIONE" text:database-name="db_prince">&lt;$COMUNE_DIREZIONE&gt;</text:database-display></text:p>
      <text:p text:style-name="Standard">COMUNE_SEDE_LEGALE: <text:database-display text:table-name="table" text:table-type="table" text:column-name="$COMUNE_SEDE_LEGALE" text:database-name="db_prince">&lt;$COMUNE_SEDE_LEGALE&gt;</text:database-display></text:p>
      <text:p text:style-name="Standard">COMUNE_SUAP: <text:database-display text:table-name="table" text:table-type="table" text:column-name="$COMUNE_SUAP" text:database-name="db_prince">&lt;$COMUNE_SUAP&gt;</text:database-display></text:p>
      <text:p text:style-name="Standard">COMUNE_TITOLARE: <text:database-display text:table-name="table" text:table-type="table" text:column-name="$COMUNE_TITOLARE" text:database-name="db_prince">&lt;$COMUNE_TITOLARE&gt;</text:database-display></text:p>
      <text:p text:style-name="Standard">CONTRAVVENTORE: <text:database-display text:table-name="table" text:table-type="table" text:column-name="$CONTRAVVENTORE" text:database-name="db_prince">&lt;$CONTRAVVENTORE&gt;</text:database-display></text:p>
      <text:p text:style-name="Standard">CONTRAVVENTORE_NOME: <text:database-display text:table-name="table" text:table-type="table" text:column-name="$CONTRAVVENTORE_NOME" text:database-name="db_prince">&lt;$CONTRAVVENTORE_NOME&gt;</text:database-display></text:p>
      <text:p text:style-name="Standard">DATA_ACQUISIZIONE: <text:database-display text:table-name="table" text:table-type="table" text:column-name="$DATA_ACQUISIZIONE" text:database-name="db_prince">&lt;$DATA_ACQUISIZIONE&gt;</text:database-display></text:p>
      <text:p text:style-name="Standard">DATA_ARRIVO_DIR_REG: <text:database-display text:table-name="table" text:table-type="table" text:column-name="$DATA_ARRIVO_DIR_REG" text:database-name="db_prince">&lt;$DATA_ARRIVO_DIR_REG&gt;</text:database-display></text:p>
      <text:p text:style-name="Standard">DATA_ASSEGNAZIONE: <text:database-display text:table-name="table" text:table-type="table" text:column-name="$DATA_ASSEGNAZIONE" text:database-name="db_prince">&lt;$DATA_ASSEGNAZIONE&gt;</text:database-display></text:p>
      <text:p text:style-name="Standard">DATA_CONVOCAZIONE: <text:database-display text:table-name="table" text:table-type="table" text:column-name="$DATA_CONVOCAZIONE" text:database-name="db_prince">&lt;$DATA_CONVOCAZIONE&gt;</text:database-display></text:p>
      <text:p text:style-name="Standard">DATA_CORRENTE: <text:database-display text:table-name="table" text:table-type="table" text:column-name="$DATA_CORRENTE" text:database-name="db_prince">&lt;$DATA_CORRENTE&gt;</text:database-display></text:p>
      <text:p text:style-name="Standard">DATA_CTR: <text:database-display text:table-name="table" text:table-type="table" text:column-name="$DATA_CTR" text:database-name="db_prince">&lt;$DATA_CTR&gt;</text:database-display></text:p>
      <text:p text:style-name="Standard">DATA_DEROGA: <text:database-display text:table-name="table" text:table-type="table" text:column-name="$DATA_DEROGA" text:database-name="db_prince">&lt;$DATA_DEROGA&gt;</text:database-display></text:p>
      <text:p text:style-name="Standard">SCADENZA_CPI: <text:database-display text:table-name="table" text:table-type="table" text:column-name="$SCADENZA_CPI" text:database-name="db_prince">&lt;$SCADENZA_CPI&gt;</text:database-display></text:p>
      <text:p text:style-name="Standard">DATA_ORA_CORRENTE: <text:database-display text:table-name="table" text:table-type="table" text:column-name="$DATA_ORA_CORRENTE" text:database-name="db_prince">&lt;$DATA_ORA_CORRENTE&gt;</text:database-display></text:p>
      <text:p text:style-name="Standard">DATA_PAGAMENTO: <text:database-display text:table-name="table" text:table-type="table" text:column-name="$DATA_PAGAMENTO" text:database-name="db_prince">&lt;$DATA_PAGAMENTO&gt;</text:database-display></text:p>
      <text:p text:style-name="Standard">DATA_PARERE_CTR_1: <text:database-display text:table-name="table" text:table-type="table" text:column-name="$DATA_PARERE_CTR_1" text:database-name="db_prince">&lt;$DATA_PARERE_CTR_1&gt;</text:database-display></text:p>
      <text:p text:style-name="Standard">DATA_PARERE_CTR_2: <text:database-display text:table-name="table" text:table-type="table" text:column-name="$DATA_PARERE_CTR_2" text:database-name="db_prince">&lt;$DATA_PARERE_CTR_2&gt;</text:database-display></text:p>
      <text:p text:style-name="Standard">DATA_PARERE_CTR_3: <text:database-display text:table-name="table" text:table-type="table" text:column-name="$DATA_PARERE_CTR_3" text:database-name="db_prince">&lt;$DATA_PARERE_CTR_3&gt;</text:database-display></text:p>
      <text:p text:style-name="Standard">DATA_PROT_COMANDO: <text:database-display text:table-name="table" text:table-type="table" text:column-name="$DATA_PROT_COMANDO" text:database-name="db_prince">&lt;$DATA_PROT_COMANDO&gt;</text:database-display></text:p>
      <text:p text:style-name="Standard">DATA_PROT_CMZ_SU: <text:database-display text:table-name="table" text:table-type="table" text:column-name="$DATA_PROT_CMZ_SU" text:database-name="db_prince">&lt;$DATA_PROT_CMZ_SU&gt;</text:database-display></text:p>
      <text:p text:style-name="Standard">DATA_PROT_DOC_INTEG_IN_1: <text:database-display text:table-name="table" text:table-type="table" text:column-name="$DATA_PROT_DOC_INTEG_IN_1" text:database-name="db_prince">&lt;$DATA_PROT_DOC_INTEG_IN_1&gt;</text:database-display></text:p>
      <text:p text:style-name="Standard">DATA_PROT_DOC_INTEG_IN_2: <text:database-display text:table-name="table" text:table-type="table" text:column-name="$DATA_PROT_DOC_INTEG_IN_2" text:database-name="db_prince">&lt;$DATA_PROT_DOC_INTEG_IN_2&gt;</text:database-display></text:p>
      <text:p text:style-name="Standard">DATA_PROT_DOC_INTEG_OUT_1: <text:database-display text:table-name="table" text:table-type="table" text:column-name="$DATA_PROT_DOC_INTEG_OUT_1" text:database-name="db_prince">&lt;$DATA_PROT_DOC_INTEG_OUT_1&gt;</text:database-display></text:p>
      <text:p text:style-name="Standard">DATA_PROT_DOC_INTEG_OUT_2: <text:database-display text:table-name="table" text:table-type="table" text:column-name="$DATA_PROT_DOC_INTEG_OUT_2" text:database-name="db_prince">&lt;$DATA_PROT_DOC_INTEG_OUT_2&gt;</text:database-display></text:p>
      <text:p text:style-name="Standard">DATA_PROT_MOD_1PG: <text:database-display text:table-name="table" text:table-type="table" text:column-name="$DATA_PROT_MOD_1PG" text:database-name="db_prince">&lt;$DATA_PROT_MOD_1PG&gt;</text:database-display></text:p>
      <text:p text:style-name="Standard">DATA_PROT_MOD_3PG: <text:database-display text:table-name="table" text:table-type="table" text:column-name="$DATA_PROT_MOD_3PG" text:database-name="db_prince">&lt;$DATA_PROT_MOD_3PG&gt;</text:database-display></text:p>
      <text:p text:style-name="Standard">DATA_PROT_MOD_5PG: <text:database-display text:table-name="table" text:table-type="table" text:column-name="$DATA_PROT_MOD_5PG" text:database-name="db_prince">&lt;$DATA_PROT_MOD_5PG&gt;</text:database-display></text:p>
      <text:p text:style-name="Standard">DATA_PROT_MOD_6PG: <text:database-display text:table-name="table" text:table-type="table" text:column-name="$DATA_PROT_MOD_6PG" text:database-name="db_prince">&lt;$DATA_PROT_MOD_6PG&gt;</text:database-display></text:p>
      <text:p text:style-name="Standard">DATA_PROT_PROG_COLLEGATO: <text:database-display text:table-name="table" text:table-type="table" text:column-name="$DATA_PROT_PROG_COLLEGATO" text:database-name="db_prince">&lt;$DATA_PROT_PROG_COLLEGATO&gt;</text:database-display></text:p>
      <text:p text:style-name="Standard">DATA_RICHIESTA: <text:database-display text:table-name="table" text:table-type="table" text:column-name="$DATA_RICHIESTA" text:database-name="db_prince">&lt;$DATA_RICHIESTA&gt;</text:database-display></text:p>
      <text:p text:style-name="Standard">DATA_RICHIESTA_COMANDO: <text:database-display text:table-name="table" text:table-type="table" text:column-name="$DATA_RICHIESTA_COMANDO" text:database-name="db_prince">&lt;$DATA_RICHIESTA_COMANDO&gt;</text:database-display></text:p>
      <text:p text:style-name="Standard">DATA_RICHIESTA_PROROGA: <text:database-display text:table-name="table" text:table-type="table" text:column-name="$DATA_RICHIESTA_PROROGA" text:database-name="db_prince">&lt;$DATA_RICHIESTA_PROROGA&gt;</text:database-display></text:p>
      <text:p text:style-name="Standard">DATA_RISPOSTA_ADDETTO: <text:database-display text:table-name="table" text:table-type="table" text:column-name="$DATA_RISPOSTA_ADDETTO" text:database-name="db_prince">&lt;$DATA_RISPOSTA_ADDETTO&gt;</text:database-display></text:p>
      <text:p text:style-name="Standard">DATA_RISPOSTA_UFFICIO: <text:database-display text:table-name="table" text:table-type="table" text:column-name="$DATA_RISPOSTA_UFFICIO" text:database-name="db_prince">&lt;$DATA_RISPOSTA_UFFICIO&gt;</text:database-display></text:p>
      <text:p text:style-name="Standard">DATA_RR_MOD_3PG: <text:database-display text:table-name="table" text:table-type="table" text:column-name="$DATA_RR_MOD_3PG" text:database-name="db_prince">&lt;$DATA_RR_MOD_3PG&gt;</text:database-display></text:p>
      <text:p text:style-name="Standard">DATA_SOSPENSIONE: <text:database-display text:table-name="table" text:table-type="table" text:column-name="$DATA_SOSPENSIONE" text:database-name="db_prince">&lt;$DATA_SOSPENSIONE&gt;</text:database-display></text:p>
      <text:p text:style-name="Standard">DATA_VERIFICA: <text:database-display text:table-name="table" text:table-type="table" text:column-name="$DATA_VERIFICA" text:database-name="db_prince">&lt;$DATA_VERIFICA&gt;</text:database-display></text:p>
      <text:p text:style-name="Standard">DATI_PROFESSIONISTA: <text:database-display text:table-name="table" text:table-type="table" text:column-name="$DATI_PROFESSIONISTA" text:database-name="db_prince">&lt;$DATI_PROFESSIONISTA&gt;</text:database-display></text:p>
      <text:p text:style-name="Standard">DENOMINAZIONE_SUAP: <text:database-display text:table-name="table" text:table-type="table" text:column-name="$DENOMINAZIONE_SUAP" text:database-name="db_prince">&lt;$DENOMINAZIONE_SUAP&gt;</text:database-display></text:p>
      <text:p text:style-name="Standard">DESCRIZIONE: <text:database-display text:table-name="table" text:table-type="table" text:column-name="$DESCRIZIONE" text:database-name="db_prince">&lt;$DESCRIZIONE&gt;</text:database-display></text:p>
      <text:p text:style-name="Standard">DESCRIZIONE_ATTIVITA: <text:database-display text:table-name="table" text:table-type="table" text:column-name="$DESCRIZIONE_ATTIVITA" text:database-name="db_prince">&lt;$DESCRIZIONE_ATTIVITA&gt;</text:database-display></text:p>
      <text:p text:style-name="Standard">DESCRIZIONE_PARERE_CTR: <text:database-display text:table-name="table" text:table-type="table" text:column-name="$DESCRIZIONE_PARERE_CTR" text:database-name="db_prince">&lt;$DESCRIZIONE_PARERE_CTR&gt;</text:database-display></text:p>
      <text:p text:style-name="Standard">DESCRIZIONE_RICHIESTA: <text:database-display text:table-name="table" text:table-type="table" text:column-name="$DESCRIZIONE_RICHIESTA" text:database-name="db_prince">&lt;$DESCRIZIONE_RICHIESTA&gt;</text:database-display></text:p>
      <text:p text:style-name="Standard">DESCRIZIONE_SITUAZIONE: <text:database-display text:table-name="table" text:table-type="table" text:column-name="$DESCRIZIONE_SITUAZIONE" text:database-name="db_prince">&lt;$DESCRIZIONE_SITUAZIONE&gt;</text:database-display></text:p>
      <text:p text:style-name="Standard">DESCRIZ_PRESCRIZIONE: <text:database-display text:table-name="table" text:table-type="table" text:column-name="$DESCRIZ_PRESCRIZIONE" text:database-name="db_prince">&lt;$DESCRIZ_PRESCRIZIONE&gt;</text:database-display></text:p>
      <text:p text:style-name="Standard">DESCR_SPORTELLO_SUAP: <text:database-display text:table-name="table" text:table-type="table" text:column-name="$DESCR_SPORTELLO_SUAP" text:database-name="db_prince">&lt;$DESCR_SPORTELLO_SUAP&gt;</text:database-display></text:p>
      <text:p text:style-name="Standard">ELENCO__SITUAZIONE_CONTRAVVENZIONI: <text:database-display text:table-name="table" text:table-type="table" text:column-name="$ELENCO__SITUAZIONE_CONTRAVVENZIONI" text:database-name="db_prince">&lt;$ELENCO__SITUAZIONE_CONTRAVVENZIO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_SITUAZIONE_CONTRAVVENZIONI.Codice" text:database-name="db_prince">&lt;$ELENCO__SITUAZIONE_CONTRAVVENZIO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_SITUAZIONE_CONTRAVVENZIONI.Descrizione" text:database-name="db_prince">&lt;$ELENCO__SITUAZIONE_CONTRAVVENZIO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_SITUAZIONE_CONTRAVVENZIONI.Descrizione2" text:database-name="db_prince">&lt;$ELENCO__SITUAZIONE_CONTRAVVENZIO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_SITUAZIONE_CONTRAVVENZIONI.Descrizione3" text:database-name="db_prince">&lt;$ELENCO__SITUAZIONE_CONTRAVVENZIONI.Descrizione3&gt;</text:database-display></text:p>
          </table:table-cell>
        </table:table-row>
      </table:table>
      <text:p text:style-name="Standard"/>
      <text:p text:style-name="Standard">DIRETTORE_REGIONALE: <text:database-display text:table-name="table" text:table-type="table" text:column-name="$DIRETTORE_REGIONALE" text:database-name="db_prince">&lt;$DIRETTORE_REGIONALE&gt;</text:database-display></text:p>
      <text:p text:style-name="Standard">DITTA: <text:database-display text:table-name="table" text:table-type="table" text:column-name="$DITTA" text:database-name="db_prince">&lt;$DITTA&gt;</text:database-display></text:p>
      <text:p text:style-name="Standard">ELENCO_ADDETTI: <text:database-display text:table-name="table" text:table-type="table" text:column-name="$ELENCO_ADDETTI" text:database-name="db_prince">&lt;$ELENCO_ADDET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ADDETTI.Codice" text:database-name="db_prince">&lt;$ELENCO_ADDET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DDETTI.Descrizione" text:database-name="db_prince">&lt;$ELENCO_ADDET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DDETTI.Descrizione2" text:database-name="db_prince">&lt;$ELENCO_ADDET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ADDETTI.Descrizione3" text:database-name="db_prince">&lt;$ELENCO_ADDETTI.Descrizione3&gt;</text:database-display></text:p>
          </table:table-cell>
        </table:table-row>
      </table:table>
      <text:p text:style-name="Standard"/>
      <text:p text:style-name="Standard">ELENCO_AMMENDE: <text:database-display text:table-name="table" text:table-type="table" text:column-name="$ELENCO_AMMENDE" text:database-name="db_prince">&lt;$ELENCO_AMMEND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AMMENDE.Codice" text:database-name="db_prince">&lt;$ELENCO_AMMEND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MMENDE.Descrizione" text:database-name="db_prince">&lt;$ELENCO_AMMEND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MMENDE.Descrizione2" text:database-name="db_prince">&lt;$ELENCO_AMMEND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AMMENDE.Descrizione3" text:database-name="db_prince">&lt;$ELENCO_AMMENDE.Descrizione3&gt;</text:database-display></text:p>
          </table:table-cell>
        </table:table-row>
      </table:table>
      <text:p text:style-name="Standard"/>
      <text:p text:style-name="Standard">ELENCO_ASPETTI_PREVENZIONE: <text:database-display text:table-name="table" text:table-type="table" text:column-name="$ELENCO_ASPETTI_PREVENZIONE" text:database-name="db_prince">&lt;$ELENCO_ASPETTI_PREVENZION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ASPETTI_PREVENZIONE.Codice" text:database-name="db_prince">&lt;$ELENCO_ASPETTI_PREVENZION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SPETTI_PREVENZIONE.Descrizione" text:database-name="db_prince">&lt;$ELENCO_ASPETTI_PREVENZION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SPETTI_PREVENZIONE.Descrizione2" text:database-name="db_prince">&lt;$ELENCO_ASPETTI_PREVENZION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ASPETTI_PREVENZIONE.Descrizione3" text:database-name="db_prince">&lt;$ELENCO_ASPETTI_PREVENZIONE.Descrizione3&gt;</text:database-display></text:p>
          </table:table-cell>
        </table:table-row>
      </table:table>
      <text:p text:style-name="Standard"/>
      <text:p text:style-name="Standard">ELENCO_ATTIVITA: <text:database-display text:table-name="table" text:table-type="table" text:column-name="$ELENCO_ATTIVITA" text:database-name="db_prince">&lt;$ELENCO_ATTIVIT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ATTIVITA.Codice" text:database-name="db_prince">&lt;$ELENCO_ATTIVIT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TTIVITA.Descrizione" text:database-name="db_prince">&lt;$ELENCO_ATTIVIT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ATTIVITA.Descrizione2" text:database-name="db_prince">&lt;$ELENCO_ATTIVIT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ATTIVITA.Descrizione3" text:database-name="db_prince">&lt;$ELENCO_ATTIVITA.Descrizione3&gt;</text:database-display></text:p>
          </table:table-cell>
        </table:table-row>
      </table:table>
      <text:p text:style-name="Standard"/>
      <text:p text:style-name="Standard">ELENCO_COMANDI: <text:database-display text:table-name="table" text:table-type="table" text:column-name="$ELENCO_COMANDI" text:database-name="db_prince">&lt;$ELENCO_COMAND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ANDI.Codice" text:database-name="db_prince">&lt;$ELENCO_COMAND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ANDI.Descrizione" text:database-name="db_prince">&lt;$ELENCO_COMAND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ANDI.Descrizione2" text:database-name="db_prince">&lt;$ELENCO_COMAND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ANDI.Descrizione3" text:database-name="db_prince">&lt;$ELENCO_COMANDI.Descrizione3&gt;</text:database-display></text:p>
          </table:table-cell>
        </table:table-row>
      </table:table>
      <text:p text:style-name="Standard"/>
      <text:p text:style-name="Standard">ELENCO_COMANDI: <text:database-display text:table-name="table" text:table-type="table" text:column-name="$ELENCO_COMANDI" text:database-name="db_prince">&lt;$ELENCO_COMAND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ANDI.Codice" text:database-name="db_prince">&lt;$ELENCO_COMAND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ANDI.Descrizione" text:database-name="db_prince">&lt;$ELENCO_COMAND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ANDI.Descrizione2" text:database-name="db_prince">&lt;$ELENCO_COMAND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ANDI.Descrizione3" text:database-name="db_prince">&lt;$ELENCO_COMANDI.Descrizione3&gt;</text:database-display></text:p>
          </table:table-cell>
        </table:table-row>
      </table:table>
      <text:p text:style-name="Standard"/>
      <text:p text:style-name="Standard">ELENCO_COMPONENTI_CTR: <text:database-display text:table-name="table" text:table-type="table" text:column-name="$ELENCO_COMPONENTI_CTR" text:database-name="db_prince">&lt;$ELENCO_COMPONENTI_CT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PONENTI_CTR.Codice" text:database-name="db_prince">&lt;$ELENCO_COMPONENTI_CT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CTR.Descrizione" text:database-name="db_prince">&lt;$ELENCO_COMPONENTI_CT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CTR.Descrizione2" text:database-name="db_prince">&lt;$ELENCO_COMPONENTI_CT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PONENTI_CTR.Descrizione3" text:database-name="db_prince">&lt;$ELENCO_COMPONENTI_CTR.Descrizione3&gt;</text:database-display></text:p>
          </table:table-cell>
        </table:table-row>
      </table:table>
      <text:p text:style-name="Standard"/>
      <text:p text:style-name="Standard">ELENCO_COMPONENTI_ESTERNI: <text:database-display text:table-name="table" text:table-type="table" text:column-name="$ELENCO_COMPONENTI_ESTERNI" text:database-name="db_prince">&lt;$ELENCO_COMPONENTI_ES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PONENTI_ESTERNI.Codice" text:database-name="db_prince">&lt;$ELENCO_COMPONENTI_ES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ESTERNI.Descrizione" text:database-name="db_prince">&lt;$ELENCO_COMPONENTI_ES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ESTERNI.Descrizione2" text:database-name="db_prince">&lt;$ELENCO_COMPONENTI_ES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PONENTI_ESTERNI.Descrizione3" text:database-name="db_prince">&lt;$ELENCO_COMPONENTI_ESTERNI.Descrizione3&gt;</text:database-display></text:p>
          </table:table-cell>
        </table:table-row>
      </table:table>
      <text:p text:style-name="Standard"/>
      <text:p text:style-name="Standard">ELENCO_COMPONENTI_INTERNI: <text:database-display text:table-name="table" text:table-type="table" text:column-name="$ELENCO_COMPONENTI_INTERNI" text:database-name="db_prince">&lt;$ELENCO_COMPONENTI_IN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MPONENTI_INTERNI.Codice" text:database-name="db_prince">&lt;$ELENCO_COMPONENTI_IN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INTERNI.Descrizione" text:database-name="db_prince">&lt;$ELENCO_COMPONENTI_IN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MPONENTI_INTERNI.Descrizione2" text:database-name="db_prince">&lt;$ELENCO_COMPONENTI_IN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MPONENTI_INTERNI.Descrizione3" text:database-name="db_prince">&lt;$ELENCO_COMPONENTI_INTERNI.Descrizione3&gt;</text:database-display></text:p>
          </table:table-cell>
        </table:table-row>
      </table:table>
      <text:p text:style-name="Standard"/>
      <text:p text:style-name="Standard">ELENCO_CONTRAVVENTORI: <text:database-display text:table-name="table" text:table-type="table" text:column-name="$ELENCO_CONTRAVVENTORI" text:database-name="db_prince">&lt;$ELENCO_CONTRAVVENTOR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.Codice" text:database-name="db_prince">&lt;$ELENCO_CONTRAVVENTOR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.Descrizione" text:database-name="db_prince">&lt;$ELENCO_CONTRAVVENTOR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.Descrizione2" text:database-name="db_prince">&lt;$ELENCO_CONTRAVVENTOR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.Descrizione3" text:database-name="db_prince">&lt;$ELENCO_CONTRAVVENTORI.Descrizione3&gt;</text:database-display></text:p>
          </table:table-cell>
        </table:table-row>
      </table:table>
      <text:p text:style-name="Standard"/>
      <text:p text:style-name="Standard">ELENCO_CONTRAVVENTORI_COMPLETO: <text:database-display text:table-name="table" text:table-type="table" text:column-name="$ELENCO_CONTRAVVENTORI_COMPLETO" text:database-name="db_prince">&lt;$ELENCO_CONTRAVVENTORI_COMPLETO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_COMPLETO.Codice" text:database-name="db_prince">&lt;$ELENCO_CONTRAVVENTORI_COMPLETO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COMPLETO.Descrizione" text:database-name="db_prince">&lt;$ELENCO_CONTRAVVENTORI_COMPLETO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COMPLETO.Descrizione2" text:database-name="db_prince">&lt;$ELENCO_CONTRAVVENTORI_COMPLETO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_COMPLETO.Descrizione3" text:database-name="db_prince">&lt;$ELENCO_CONTRAVVENTORI_COMPLETO.Descrizione3&gt;</text:database-display></text:p>
          </table:table-cell>
        </table:table-row>
      </table:table>
      <text:p text:style-name="Standard"/>
      <text:p text:style-name="Standard">ELENCO_CONTRAVVENTORI_COMPLETO_PROROGA: <text:database-display text:table-name="table" text:table-type="table" text:column-name="$ELENCO_CONTRAVVENTORI_COMPLETO_PROROGA" text:database-name="db_prince">&lt;$ELENCO_CONTRAVVENTORI_COMPLETO_PROROG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_COMPLETO_PROROGA.Codice" text:database-name="db_prince">&lt;$ELENCO_CONTRAVVENTORI_COMPLETO_PROROG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COMPLETO_PROROGA.Descrizione" text:database-name="db_prince">&lt;$ELENCO_CONTRAVVENTORI_COMPLETO_PROROG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COMPLETO_PROROGA.Descrizione2" text:database-name="db_prince">&lt;$ELENCO_CONTRAVVENTORI_COMPLETO_PROROG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_COMPLETO_PROROGA.Descrizione3" text:database-name="db_prince">&lt;$ELENCO_CONTRAVVENTORI_COMPLETO_PROROGA.Descrizione3&gt;</text:database-display></text:p>
          </table:table-cell>
        </table:table-row>
      </table:table>
      <text:p text:style-name="Standard"/>
      <text:p text:style-name="Standard">ELENCO_CONTRAVVENTORI_INADEMPIENTI: <text:database-display text:table-name="table" text:table-type="table" text:column-name="$ELENCO_CONTRAVVENTORI_INADEMPIENTI" text:database-name="db_prince">&lt;$ELENCO_CONTRAVVENTORI_INADEMPI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_INADEMPIENTI.Codice" text:database-name="db_prince">&lt;$ELENCO_CONTRAVVENTORI_INADEMPI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INADEMPIENTI.Descrizione" text:database-name="db_prince">&lt;$ELENCO_CONTRAVVENTORI_INADEMPI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INADEMPIENTI.Descrizione2" text:database-name="db_prince">&lt;$ELENCO_CONTRAVVENTORI_INADEMPI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_INADEMPIENTI.Descrizione3" text:database-name="db_prince">&lt;$ELENCO_CONTRAVVENTORI_INADEMPIENTI.Descrizione3&gt;</text:database-display></text:p>
          </table:table-cell>
        </table:table-row>
      </table:table>
      <text:p text:style-name="Standard"/>
      <text:p text:style-name="Standard">ELENCO_CONTRAVVENTORI_PROROGA: <text:database-display text:table-name="table" text:table-type="table" text:column-name="$ELENCO_CONTRAVVENTORI_PROROGA" text:database-name="db_prince">&lt;$ELENCO_CONTRAVVENTORI_PROROG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TORI_PROROGA.Codice" text:database-name="db_prince">&lt;$ELENCO_CONTRAVVENTORI_PROROG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PROROGA.Descrizione" text:database-name="db_prince">&lt;$ELENCO_CONTRAVVENTORI_PROROG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TORI_PROROGA.Descrizione2" text:database-name="db_prince">&lt;$ELENCO_CONTRAVVENTORI_PROROG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TORI_PROROGA.Descrizione3" text:database-name="db_prince">&lt;$ELENCO_CONTRAVVENTORI_PROROGA.Descrizione3&gt;</text:database-display></text:p>
          </table:table-cell>
        </table:table-row>
      </table:table>
      <text:p text:style-name="Standard"/>
      <text:p text:style-name="Standard">ELENCO_CONTRAVVENZIONI: <text:database-display text:table-name="table" text:table-type="table" text:column-name="$ELENCO_CONTRAVVENZIONI" text:database-name="db_prince">&lt;$ELENCO_CONTRAVVENZIO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CONTRAVVENZIONI.Codice" text:database-name="db_prince">&lt;$ELENCO_CONTRAVVENZIO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ZIONI.Descrizione" text:database-name="db_prince">&lt;$ELENCO_CONTRAVVENZIO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CONTRAVVENZIONI.Descrizione2" text:database-name="db_prince">&lt;$ELENCO_CONTRAVVENZIO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CONTRAVVENZIONI.Descrizione3" text:database-name="db_prince">&lt;$ELENCO_CONTRAVVENZIONI.Descrizione3&gt;</text:database-display></text:p>
          </table:table-cell>
        </table:table-row>
      </table:table>
      <text:p text:style-name="Standard"/>
      <text:p text:style-name="Standard">ELENCO_DATE_SCADENZA_SCIA: <text:database-display text:table-name="table" text:table-type="table" text:column-name="$ELENCO_DATE_SCADENZA_SCIA" text:database-name="db_prince">&lt;$ELENCO_DATE_SCADENZA_SCI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DATE_SCADENZA_SCIA.Codice" text:database-name="db_prince">&lt;$ELENCO_DATE_SCADENZA_SCI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ATE_SCADENZA_SCIA.Descrizione" text:database-name="db_prince">&lt;$ELENCO_DATE_SCADENZA_SCI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ATE_SCADENZA_SCIA.Descrizione2" text:database-name="db_prince">&lt;$ELENCO_DATE_SCADENZA_SCI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DATE_SCADENZA_SCIA.Descrizione3" text:database-name="db_prince">&lt;$ELENCO_DATE_SCADENZA_SCIA.Descrizione3&gt;</text:database-display></text:p>
          </table:table-cell>
        </table:table-row>
      </table:table>
      <text:p text:style-name="Standard"/>
      <text:p text:style-name="Standard">ELENCO_IMPORTI_ATTIVITA: <text:database-display text:table-name="table" text:table-type="table" text:column-name="$ELENCO_IMPORTI_ATTIVITA" text:database-name="db_prince">&lt;$ELENCO_IMPORTI_ATTIVIT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IMPORTI_ATTIVITA.Codice" text:database-name="db_prince">&lt;$ELENCO_IMPORTI_ATTIVIT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IMPORTI_ATTIVITA.Descrizione" text:database-name="db_prince">&lt;$ELENCO_IMPORTI_ATTIVIT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IMPORTI_ATTIVITA.Descrizione2" text:database-name="db_prince">&lt;$ELENCO_IMPORTI_ATTIVIT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IMPORTI_ATTIVITA.Descrizione3" text:database-name="db_prince">&lt;$ELENCO_IMPORTI_ATTIVITA.Descrizione3&gt;</text:database-display></text:p>
          </table:table-cell>
        </table:table-row>
      </table:table>
      <text:p text:style-name="Standard"/>
      <text:p text:style-name="Standard">ELENCO_DESCRIZIONE_SITUAZIONE: <text:database-display text:table-name="table" text:table-type="table" text:column-name="$ELENCO_DESCRIZIONE_SITUAZIONE" text:database-name="db_prince">&lt;$ELENCO_DESCRIZIONE_SITUAZION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DESCRIZIONE_SITUAZIONE.Codice" text:database-name="db_prince">&lt;$ELENCO_DESCRIZIONE_SITUAZION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ESCRIZIONE_SITUAZIONE.Descrizione" text:database-name="db_prince">&lt;$ELENCO_DESCRIZIONE_SITUAZION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ESCRIZIONE_SITUAZIONE.Descrizione2" text:database-name="db_prince">&lt;$ELENCO_DESCRIZIONE_SITUAZION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DESCRIZIONE_SITUAZIONE.Descrizione3" text:database-name="db_prince">&lt;$ELENCO_DESCRIZIONE_SITUAZIONE.Descrizione3&gt;</text:database-display></text:p>
          </table:table-cell>
        </table:table-row>
      </table:table>
      <text:p text:style-name="Standard"/>
      <text:p text:style-name="Standard">ELENCO_DISPOSIZIONI_NORMATIVE: <text:database-display text:table-name="table" text:table-type="table" text:column-name="$ELENCO_DISPOSIZIONI_NORMATIVE" text:database-name="db_prince">&lt;$ELENCO_DISPOSIZIONI_NORMATIV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DISPOSIZIONI_NORMATIVE.Codice" text:database-name="db_prince">&lt;$ELENCO_DISPOSIZIONI_NORMATIV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ISPOSIZIONI_NORMATIVE.Descrizione" text:database-name="db_prince">&lt;$ELENCO_DISPOSIZIONI_NORMATIV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DISPOSIZIONI_NORMATIVE.Descrizione2" text:database-name="db_prince">&lt;$ELENCO_DISPOSIZIONI_NORMATIV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DISPOSIZIONI_NORMATIVE.Descrizione3" text:database-name="db_prince">&lt;$ELENCO_DISPOSIZIONI_NORMATIVE.Descrizione3&gt;</text:database-display></text:p>
          </table:table-cell>
        </table:table-row>
      </table:table>
      <text:p text:style-name="Standard"/>
      <text:p text:style-name="Standard">ELENCO_ENTI_ESTERNI: <text:database-display text:table-name="table" text:table-type="table" text:column-name="$ELENCO_ENTI_ESTERNI" text:database-name="db_prince">&lt;$ELENCO_ENTI_ES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ENTI_ESTERNI.Codice" text:database-name="db_prince">&lt;$ELENCO_ENTI_ES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NTI_ESTERNI.Descrizione" text:database-name="db_prince">&lt;$ELENCO_ENTI_ES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NTI_ESTERNI.Descrizione2" text:database-name="db_prince">&lt;$ELENCO_ENTI_ES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ENTI_ESTERNI.Descrizione3" text:database-name="db_prince">&lt;$ELENCO_ENTI_ESTERNI.Descrizione3&gt;</text:database-display></text:p>
          </table:table-cell>
        </table:table-row>
      </table:table>
      <text:p text:style-name="Standard"/>
      <text:p text:style-name="Standard">ELENCO_ESITO: <text:database-display text:table-name="table" text:table-type="table" text:column-name="$ELENCO_ESITO" text:database-name="db_prince">&lt;$ELENCO_ESITO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ESITO.Codice" text:database-name="db_prince">&lt;$ELENCO_ESITO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SITO.Descrizione" text:database-name="db_prince">&lt;$ELENCO_ESITO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SITO.Descrizione2" text:database-name="db_prince">&lt;$ELENCO_ESITO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ESITO.Descrizione3" text:database-name="db_prince">&lt;$ELENCO_ESITO.Descrizione3&gt;</text:database-display></text:p>
          </table:table-cell>
        </table:table-row>
      </table:table>
      <text:p text:style-name="Standard"/>
      <text:p text:style-name="Standard">ELENCO_ESTERNI: <text:database-display text:table-name="table" text:table-type="table" text:column-name="$ELENCO_ESTERNI" text:database-name="db_prince">&lt;$ELENCO_ES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ESTERNI.Codice" text:database-name="db_prince">&lt;$ELENCO_ES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STERNI.Descrizione" text:database-name="db_prince">&lt;$ELENCO_ES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ESTERNI.Descrizione2" text:database-name="db_prince">&lt;$ELENCO_ES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ESTERNI.Descrizione3" text:database-name="db_prince">&lt;$ELENCO_ESTERNI.Descrizione3&gt;</text:database-display></text:p>
          </table:table-cell>
        </table:table-row>
      </table:table>
      <text:p text:style-name="Standard"/>
      <text:p text:style-name="Standard">ELENCO_INTERNI: <text:database-display text:table-name="table" text:table-type="table" text:column-name="$ELENCO_INTERNI" text:database-name="db_prince">&lt;$ELENCO_INTER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INTERNI.Codice" text:database-name="db_prince">&lt;$ELENCO_INTER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INTERNI.Descrizione" text:database-name="db_prince">&lt;$ELENCO_INTER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INTERNI.Descrizione2" text:database-name="db_prince">&lt;$ELENCO_INTER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INTERNI.Descrizione3" text:database-name="db_prince">&lt;$ELENCO_INTERNI.Descrizione3&gt;</text:database-display></text:p>
          </table:table-cell>
        </table:table-row>
      </table:table>
      <text:p text:style-name="Standard"/>
      <text:p text:style-name="Standard">ELENCO_MISURE_TECNICHE: <text:database-display text:table-name="table" text:table-type="table" text:column-name="$ELENCO_MISURE_TECNICHE" text:database-name="db_prince">&lt;$ELENCO_MISURE_TECNICH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MISURE_TECNICHE.Codice" text:database-name="db_prince">&lt;$ELENCO_MISURE_TECNICH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MISURE_TECNICHE.Descrizione" text:database-name="db_prince">&lt;$ELENCO_MISURE_TECNICH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MISURE_TECNICHE.Descrizione2" text:database-name="db_prince">&lt;$ELENCO_MISURE_TECNICH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MISURE_TECNICHE.Descrizione3" text:database-name="db_prince">&lt;$ELENCO_MISURE_TECNICHE.Descrizione3&gt;</text:database-display></text:p>
          </table:table-cell>
        </table:table-row>
      </table:table>
      <text:p text:style-name="Standard"/>
      <text:p text:style-name="Standard">ELENCO_MISURE_URGENTI: <text:database-display text:table-name="table" text:table-type="table" text:column-name="$ELENCO_MISURE_URGENTI" text:database-name="db_prince">&lt;$ELENCO_MISURE_URG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MISURE_URGENTI.Codice" text:database-name="db_prince">&lt;$ELENCO_MISURE_URG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MISURE_URGENTI.Descrizione" text:database-name="db_prince">&lt;$ELENCO_MISURE_URG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MISURE_URGENTI.Descrizione2" text:database-name="db_prince">&lt;$ELENCO_MISURE_URG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MISURE_URGENTI.Descrizione3" text:database-name="db_prince">&lt;$ELENCO_MISURE_URGENTI.Descrizione3&gt;</text:database-display></text:p>
          </table:table-cell>
        </table:table-row>
      </table:table>
      <text:p text:style-name="Standard"/>
      <text:p text:style-name="Standard">ELENCO_NOMINE_CTR: <text:database-display text:table-name="table" text:table-type="table" text:column-name="$ELENCO_NOMINE_CTR" text:database-name="db_prince">&lt;$ELENCO_NOMINE_CT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NOMINE_CTR.Codice" text:database-name="db_prince">&lt;$ELENCO_NOMINE_CT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.Descrizione" text:database-name="db_prince">&lt;$ELENCO_NOMINE_CT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.Descrizione2" text:database-name="db_prince">&lt;$ELENCO_NOMINE_CT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NOMINE_CTR.Descrizione3" text:database-name="db_prince">&lt;$ELENCO_NOMINE_CTR.Descrizione3&gt;</text:database-display></text:p>
          </table:table-cell>
        </table:table-row>
      </table:table>
      <text:p text:style-name="Standard"/>
      <text:p text:style-name="Standard">ELENCO_NOMINE_CTR_ARIR: <text:database-display text:table-name="table" text:table-type="table" text:column-name="$ELENCO_NOMINE_CTR_ARIR" text:database-name="db_prince">&lt;$ELENCO_NOMINE_CTR_ARI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NOMINE_CTR_ARIR.Codice" text:database-name="db_prince">&lt;$ELENCO_NOMINE_CTR_ARI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_ARIR.Descrizione" text:database-name="db_prince">&lt;$ELENCO_NOMINE_CTR_ARI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_ARIR.Descrizione2" text:database-name="db_prince">&lt;$ELENCO_NOMINE_CTR_ARI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NOMINE_CTR_ARIR.Descrizione3" text:database-name="db_prince">&lt;$ELENCO_NOMINE_CTR_ARIR.Descrizione3&gt;</text:database-display></text:p>
          </table:table-cell>
        </table:table-row>
      </table:table>
      <text:p text:style-name="Standard"/>
      <text:p text:style-name="Standard">ELENCO_NOMINE_CTR_DEROGHE: <text:database-display text:table-name="table" text:table-type="table" text:column-name="$ELENCO_NOMINE_CTR_DEROGHE" text:database-name="db_prince">&lt;$ELENCO_NOMINE_CTR_DEROGH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NOMINE_CTR_DEROGHE.Codice" text:database-name="db_prince">&lt;$ELENCO_NOMINE_CTR_DEROGH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_DEROGHE.Descrizione" text:database-name="db_prince">&lt;$ELENCO_NOMINE_CTR_DEROGH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NOMINE_CTR_DEROGHE.Descrizione2" text:database-name="db_prince">&lt;$ELENCO_NOMINE_CTR_DEROGH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NOMINE_CTR_DEROGHE.Descrizione3" text:database-name="db_prince">&lt;$ELENCO_NOMINE_CTR_DEROGHE.Descrizione3&gt;</text:database-display></text:p>
          </table:table-cell>
        </table:table-row>
      </table:table>
      <text:p text:style-name="Standard"/>
      <text:p text:style-name="Standard">ELENCO_PAGAMENTI: <text:database-display text:table-name="table" text:table-type="table" text:column-name="$ELENCO_PAGAMENTI" text:database-name="db_prince">&lt;$ELENCO_PAGAM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AGAMENTI.Codice" text:database-name="db_prince">&lt;$ELENCO_PAGAM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AGAMENTI.Descrizione" text:database-name="db_prince">&lt;$ELENCO_PAGAM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AGAMENTI.Descrizione2" text:database-name="db_prince">&lt;$ELENCO_PAGAM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AGAMENTI.Descrizione3" text:database-name="db_prince">&lt;$ELENCO_PAGAMENTI.Descrizione3&gt;</text:database-display></text:p>
          </table:table-cell>
        </table:table-row>
      </table:table>
      <text:p text:style-name="Standard"/>
      <text:p text:style-name="Standard">ELENCO_PAGAMENTI: <text:database-display text:table-name="table" text:table-type="table" text:column-name="$ELENCO_PAGAMENTI" text:database-name="db_prince">&lt;$ELENCO_PAGAM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AGAMENTI.Codice" text:database-name="db_prince">&lt;$ELENCO_PAGAM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AGAMENTI.Descrizione" text:database-name="db_prince">&lt;$ELENCO_PAGAM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AGAMENTI.Descrizione2" text:database-name="db_prince">&lt;$ELENCO_PAGAM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AGAMENTI.Descrizione3" text:database-name="db_prince">&lt;$ELENCO_PAGAMENTI.Descrizione3&gt;</text:database-display></text:p>
          </table:table-cell>
        </table:table-row>
      </table:table>
      <text:p text:style-name="Standard"/>
      <text:p text:style-name="Standard">ELENCO_PRESCRIZIONI: <text:database-display text:table-name="table" text:table-type="table" text:column-name="$ELENCO_PRESCRIZIONI" text:database-name="db_prince">&lt;$ELENCO_PRESCRIZIO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.Codice" text:database-name="db_prince">&lt;$ELENCO_PRESCRIZIO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.Descrizione" text:database-name="db_prince">&lt;$ELENCO_PRESCRIZIO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.Descrizione2" text:database-name="db_prince">&lt;$ELENCO_PRESCRIZIO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.Descrizione3" text:database-name="db_prince">&lt;$ELENCO_PRESCRIZIONI.Descrizione3&gt;</text:database-display></text:p>
          </table:table-cell>
        </table:table-row>
      </table:table>
      <text:p text:style-name="Standard"/>
      <text:p text:style-name="Standard">ELENCO_PRESCRIZIONI: <text:database-display text:table-name="table" text:table-type="table" text:column-name="$ELENCO_PRESCRIZIONI" text:database-name="db_prince">&lt;$ELENCO_PRESCRIZION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.Codice" text:database-name="db_prince">&lt;$ELENCO_PRESCRIZION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.Descrizione" text:database-name="db_prince">&lt;$ELENCO_PRESCRIZION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.Descrizione2" text:database-name="db_prince">&lt;$ELENCO_PRESCRIZION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.Descrizione3" text:database-name="db_prince">&lt;$ELENCO_PRESCRIZIONI.Descrizione3&gt;</text:database-display></text:p>
          </table:table-cell>
        </table:table-row>
      </table:table>
      <text:p text:style-name="Standard"/>
      <text:p text:style-name="Standard">ELENCO_PRESCRIZIONI_ADEMPIUTE: <text:database-display text:table-name="table" text:table-type="table" text:column-name="$ELENCO_PRESCRIZIONI_ADEMPIUTE" text:database-name="db_prince">&lt;$ELENCO_PRESCRIZIONI_ADEMPIUT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ADEMPIUTE.Codice" text:database-name="db_prince">&lt;$ELENCO_PRESCRIZIONI_ADEMPIUT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ADEMPIUTE.Descrizione" text:database-name="db_prince">&lt;$ELENCO_PRESCRIZIONI_ADEMPIUT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ADEMPIUTE.Descrizione2" text:database-name="db_prince">&lt;$ELENCO_PRESCRIZIONI_ADEMPIUT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ADEMPIUTE.Descrizione3" text:database-name="db_prince">&lt;$ELENCO_PRESCRIZIONI_ADEMPIUTE.Descrizione3&gt;</text:database-display></text:p>
          </table:table-cell>
        </table:table-row>
      </table:table>
      <text:p text:style-name="Standard"/>
      <text:p text:style-name="Standard">ELENCO_PRESCRIZIONI_COMPETENZA: <text:database-display text:table-name="table" text:table-type="table" text:column-name="$ELENCO_PRESCRIZIONI_COMPETENZA" text:database-name="db_prince">&lt;$ELENCO_PRESCRIZIONI_COMPETENZA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COMPETENZA.Codice" text:database-name="db_prince">&lt;$ELENCO_PRESCRIZIONI_COMPETENZA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COMPETENZA.Descrizione" text:database-name="db_prince">&lt;$ELENCO_PRESCRIZIONI_COMPETENZA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COMPETENZA.Descrizione2" text:database-name="db_prince">&lt;$ELENCO_PRESCRIZIONI_COMPETENZA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COMPETENZA.Descrizione3" text:database-name="db_prince">&lt;$ELENCO_PRESCRIZIONI_COMPETENZA.Descrizione3&gt;</text:database-display></text:p>
          </table:table-cell>
        </table:table-row>
      </table:table>
      <text:p text:style-name="Standard"/>
      <text:p text:style-name="Standard">ELENCO_PRESCRIZIONI_INADEMPIUTE: <text:database-display text:table-name="table" text:table-type="table" text:column-name="$ELENCO_PRESCRIZIONI_INADEMPIUTE" text:database-name="db_prince">&lt;$ELENCO_PRESCRIZIONI_INADEMPIUT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INADEMPIUTE.Codice" text:database-name="db_prince">&lt;$ELENCO_PRESCRIZIONI_INADEMPIUT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INADEMPIUTE.Descrizione" text:database-name="db_prince">&lt;$ELENCO_PRESCRIZIONI_INADEMPIUT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INADEMPIUTE.Descrizione2" text:database-name="db_prince">&lt;$ELENCO_PRESCRIZIONI_INADEMPIUT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INADEMPIUTE.Descrizione3" text:database-name="db_prince">&lt;$ELENCO_PRESCRIZIONI_INADEMPIUTE.Descrizione3&gt;</text:database-display></text:p>
          </table:table-cell>
        </table:table-row>
      </table:table>
      <text:p text:style-name="Standard"/>
      <text:p text:style-name="Standard">ELENCO_PRESCRIZIONI_PARERE_CONTR: <text:database-display text:table-name="table" text:table-type="table" text:column-name="$ELENCO_PRESCRIZIONI_PARERE_CONTR" text:database-name="db_prince">&lt;$ELENCO_PRESCRIZIONI_PARERE_CONT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PARERE_CONTR.Codice" text:database-name="db_prince">&lt;$ELENCO_PRESCRIZIONI_PARERE_CONT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CONTR.Descrizione" text:database-name="db_prince">&lt;$ELENCO_PRESCRIZIONI_PARERE_CONT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CONTR.Descrizione2" text:database-name="db_prince">&lt;$ELENCO_PRESCRIZIONI_PARERE_CONT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PARERE_CONTR.Descrizione3" text:database-name="db_prince">&lt;$ELENCO_PRESCRIZIONI_PARERE_CONTR.Descrizione3&gt;</text:database-display></text:p>
          </table:table-cell>
        </table:table-row>
      </table:table>
      <text:p text:style-name="Standard"/>
      <text:p text:style-name="Standard">ELENCO_PRESCRIZIONI_PARERE_FAV: <text:database-display text:table-name="table" text:table-type="table" text:column-name="$ELENCO_PRESCRIZIONI_PARERE_FAV" text:database-name="db_prince">&lt;$ELENCO_PRESCRIZIONI_PARERE_FAV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PARERE_FAV.Codice" text:database-name="db_prince">&lt;$ELENCO_PRESCRIZIONI_PARERE_FAV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FAV.Descrizione" text:database-name="db_prince">&lt;$ELENCO_PRESCRIZIONI_PARERE_FAV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FAV.Descrizione2" text:database-name="db_prince">&lt;$ELENCO_PRESCRIZIONI_PARERE_FAV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PARERE_FAV.Descrizione3" text:database-name="db_prince">&lt;$ELENCO_PRESCRIZIONI_PARERE_FAV.Descrizione3&gt;</text:database-display></text:p>
          </table:table-cell>
        </table:table-row>
      </table:table>
      <text:p text:style-name="Standard"/>
      <text:p text:style-name="Standard">ELENCO_PRESCRIZIONI_PARERE_FAV_CONDIZ: <text:database-display text:table-name="table" text:table-type="table" text:column-name="$ELENCO_PRESCRIZIONI_PARERE_FAV_CONDIZ" text:database-name="db_prince">&lt;$ELENCO_PRESCRIZIONI_PARERE_FAV_CONDIZ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ESCRIZIONI_PARERE_FAV_CONDIZ.Codice" text:database-name="db_prince">&lt;$ELENCO_PRESCRIZIONI_PARERE_FAV_CONDIZ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FAV_CONDIZ.Descrizione" text:database-name="db_prince">&lt;$ELENCO_PRESCRIZIONI_PARERE_FAV_CONDIZ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ESCRIZIONI_PARERE_FAV_CONDIZ.Descrizione2" text:database-name="db_prince">&lt;$ELENCO_PRESCRIZIONI_PARERE_FAV_CONDIZ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ESCRIZIONI_PARERE_FAV_CONDIZ.Descrizione3" text:database-name="db_prince">&lt;$ELENCO_PRESCRIZIONI_PARERE_FAV_CONDIZ.Descrizione3&gt;</text:database-display></text:p>
          </table:table-cell>
        </table:table-row>
      </table:table>
      <text:p text:style-name="Standard"/>
      <text:p text:style-name="Standard">ELENCO_PROROGHE_AMMESSE: <text:database-display text:table-name="table" text:table-type="table" text:column-name="$ELENCO_PROROGHE_AMMESSE" text:database-name="db_prince">&lt;$ELENCO_PROROGHE_AMMESS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OROGHE_AMMESSE.Codice" text:database-name="db_prince">&lt;$ELENCO_PROROGHE_AMMESS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OROGHE_AMMESSE.Descrizione" text:database-name="db_prince">&lt;$ELENCO_PROROGHE_AMMESS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OROGHE_AMMESSE.Descrizione2" text:database-name="db_prince">&lt;$ELENCO_PROROGHE_AMMESS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OROGHE_AMMESSE.Descrizione3" text:database-name="db_prince">&lt;$ELENCO_PROROGHE_AMMESSE.Descrizione3&gt;</text:database-display></text:p>
          </table:table-cell>
        </table:table-row>
      </table:table>
      <text:p text:style-name="Standard"/>
      <text:p text:style-name="Standard">ELENCO_PROROGHE_NON_AMMESSE: <text:database-display text:table-name="table" text:table-type="table" text:column-name="$ELENCO_PROROGHE_NON_AMMESSE" text:database-name="db_prince">&lt;$ELENCO_PROROGHE_NON_AMMESS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PROROGHE_NON_AMMESSE.Codice" text:database-name="db_prince">&lt;$ELENCO_PROROGHE_NON_AMMESS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OROGHE_NON_AMMESSE.Descrizione" text:database-name="db_prince">&lt;$ELENCO_PROROGHE_NON_AMMESS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PROROGHE_NON_AMMESSE.Descrizione2" text:database-name="db_prince">&lt;$ELENCO_PROROGHE_NON_AMMESS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PROROGHE_NON_AMMESSE.Descrizione3" text:database-name="db_prince">&lt;$ELENCO_PROROGHE_NON_AMMESSE.Descrizione3&gt;</text:database-display></text:p>
          </table:table-cell>
        </table:table-row>
      </table:table>
      <text:p text:style-name="Standard"/>
      <text:p text:style-name="Standard">ELENCO_RICHIESTE_CTR: <text:database-display text:table-name="table" text:table-type="table" text:column-name="$ELENCO_RICHIESTE_CTR" text:database-name="db_prince">&lt;$ELENCO_RICHIESTE_CTR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RICHIESTE_CTR.Codice" text:database-name="db_prince">&lt;$ELENCO_RICHIESTE_CTR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RICHIESTE_CTR.Descrizione" text:database-name="db_prince">&lt;$ELENCO_RICHIESTE_CTR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RICHIESTE_CTR.Descrizione2" text:database-name="db_prince">&lt;$ELENCO_RICHIESTE_CTR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RICHIESTE_CTR.Descrizione3" text:database-name="db_prince">&lt;$ELENCO_RICHIESTE_CTR.Descrizione3&gt;</text:database-display></text:p>
          </table:table-cell>
        </table:table-row>
      </table:table>
      <text:p text:style-name="Standard"/>
      <text:p text:style-name="Standard">ELENCO_RISORSE: <text:database-display text:table-name="table" text:table-type="table" text:column-name="$ELENCO_RISORSE" text:database-name="db_prince">&lt;$ELENCO_RISORS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RISORSE.Codice" text:database-name="db_prince">&lt;$ELENCO_RISORS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RISORSE.Descrizione" text:database-name="db_prince">&lt;$ELENCO_RISORS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RISORSE.Descrizione2" text:database-name="db_prince">&lt;$ELENCO_RISORS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RISORSE.Descrizione3" text:database-name="db_prince">&lt;$ELENCO_RISORSE.Descrizione3&gt;</text:database-display></text:p>
          </table:table-cell>
        </table:table-row>
      </table:table>
      <text:p text:style-name="Standard"/>
      <text:p text:style-name="Standard">ELENCO_SOSTANZE: <text:database-display text:table-name="table" text:table-type="table" text:column-name="$ELENCO_SOSTANZE" text:database-name="db_prince">&lt;$ELENCO_SOSTANZE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SOSTANZE.Codice" text:database-name="db_prince">&lt;$ELENCO_SOSTANZE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SOSTANZE.Descrizione" text:database-name="db_prince">&lt;$ELENCO_SOSTANZE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SOSTANZE.Descrizione2" text:database-name="db_prince">&lt;$ELENCO_SOSTANZE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SOSTANZE.Descrizione3" text:database-name="db_prince">&lt;$ELENCO_SOSTANZE.Descrizione3&gt;</text:database-display></text:p>
          </table:table-cell>
        </table:table-row>
      </table:table>
      <text:p text:style-name="Standard"/>
      <text:p text:style-name="Standard">ELENCO_TERMINI_ADEMPIMENTI: <text:database-display text:table-name="table" text:table-type="table" text:column-name="$ELENCO_TERMINI_ADEMPIMENTI" text:database-name="db_prince">&lt;$ELENCO_TERMINI_ADEMPIMENT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TERMINI_ADEMPIMENTI.Codice" text:database-name="db_prince">&lt;$ELENCO_TERMINI_ADEMPIMENT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TERMINI_ADEMPIMENTI.Descrizione" text:database-name="db_prince">&lt;$ELENCO_TERMINI_ADEMPIMENT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TERMINI_ADEMPIMENTI.Descrizione2" text:database-name="db_prince">&lt;$ELENCO_TERMINI_ADEMPIMENT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TERMINI_ADEMPIMENTI.Descrizione3" text:database-name="db_prince">&lt;$ELENCO_TERMINI_ADEMPIMENTI.Descrizione3&gt;</text:database-display></text:p>
          </table:table-cell>
        </table:table-row>
      </table:table>
      <text:p text:style-name="Standard"/>
      <text:p text:style-name="Standard">ELENCO_VALUTAZ_RISCHIO_AGGIUNTIVO: <text:database-display text:table-name="table" text:table-type="table" text:column-name="$ELENCO_VALUTAZ_RISCHIO_AGGIUNTIVO" text:database-name="db_prince">&lt;$ELENCO_VALUTAZ_RISCHIO_AGGIUNTIVO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VALUTAZ_RISCHIO_AGGIUNTIVO.Codice" text:database-name="db_prince">&lt;$ELENCO_VALUTAZ_RISCHIO_AGGIUNTIVO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VALUTAZ_RISCHIO_AGGIUNTIVO.Descrizione" text:database-name="db_prince">&lt;$ELENCO_VALUTAZ_RISCHIO_AGGIUNTIVO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VALUTAZ_RISCHIO_AGGIUNTIVO.Descrizione2" text:database-name="db_prince">&lt;$ELENCO_VALUTAZ_RISCHIO_AGGIUNTIVO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VALUTAZ_RISCHIO_AGGIUNTIVO.Descrizione3" text:database-name="db_prince">&lt;$ELENCO_VALUTAZ_RISCHIO_AGGIUNTIVO.Descrizione3&gt;</text:database-display></text:p>
          </table:table-cell>
        </table:table-row>
      </table:table>
      <text:p text:style-name="Standard"/>
      <text:p text:style-name="Standard">ELENCO_VINCOLI_NORMATIVI: <text:database-display text:table-name="table" text:table-type="table" text:column-name="$ELENCO_VINCOLI_NORMATIVI" text:database-name="db_prince">&lt;$ELENCO_VINCOLI_NORMATIVI&gt;</text:database-display></text:p>
      <table:table table:name="Table" table:style-name="Table" table:template-name="Default Style">
        <table:table-column table:style-name="Table.A" table:number-columns-repeated="4"/>
        <table:table-header-rows>
          <table:table-row table:style-name="TableLine94407609426208">
            <table:table-cell table:style-name="Table.A1" office:value-type="string">
              <text:p text:style-name="Table_20_Heading">Codice</text:p>
            </table:table-cell>
            <table:table-cell table:style-name="Table.A1" office:value-type="string">
              <text:p text:style-name="Table_20_Heading">Descrizione</text:p>
            </table:table-cell>
            <table:table-cell table:style-name="Table.A1" office:value-type="string">
              <text:p text:style-name="Table_20_Heading">Descrizione2</text:p>
            </table:table-cell>
            <table:table-cell table:style-name="Table.D1" office:value-type="string">
              <text:p text:style-name="Table_20_Heading">Descrizione3</text:p>
            </table:table-cell>
          </table:table-row>
        </table:table-header-rows>
        <table:table-row table:style-name="TableLine94407609426208">
          <table:table-cell table:style-name="Table.A2" office:value-type="string">
            <text:p text:style-name="Standard"><text:database-display text:table-name="table" text:table-type="table" text:column-name="$ELENCO_VINCOLI_NORMATIVI.Codice" text:database-name="db_prince">&lt;$ELENCO_VINCOLI_NORMATIVI.Codic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VINCOLI_NORMATIVI.Descrizione" text:database-name="db_prince">&lt;$ELENCO_VINCOLI_NORMATIVI.Descrizione&gt;</text:database-display></text:p>
          </table:table-cell>
          <table:table-cell table:style-name="Table.A2" office:value-type="string">
            <text:p text:style-name="Standard"><text:database-display text:table-name="table" text:table-type="table" text:column-name="$ELENCO_VINCOLI_NORMATIVI.Descrizione2" text:database-name="db_prince">&lt;$ELENCO_VINCOLI_NORMATIVI.Descrizione2&gt;</text:database-display></text:p>
          </table:table-cell>
          <table:table-cell table:style-name="Table.D2" office:value-type="string">
            <text:p text:style-name="Standard"><text:database-display text:table-name="table" text:table-type="table" text:column-name="$ELENCO_VINCOLI_NORMATIVI.Descrizione3" text:database-name="db_prince">&lt;$ELENCO_VINCOLI_NORMATIVI.Descrizione3&gt;</text:database-display></text:p>
          </table:table-cell>
        </table:table-row>
      </table:table>
      <text:p text:style-name="Standard"/>
      <text:p text:style-name="Standard">EMAIL_ADDETTO: <text:database-display text:table-name="table" text:table-type="table" text:column-name="$EMAIL_ADDETTO" text:database-name="db_prince">&lt;$EMAIL_ADDETTO&gt;</text:database-display></text:p>
      <text:p text:style-name="Standard">EMAIL_COMANDO: <text:database-display text:table-name="table" text:table-type="table" text:column-name="$EMAIL_COMANDO" text:database-name="db_prince">&lt;$EMAIL_COMANDO&gt;</text:database-display></text:p>
      <text:p text:style-name="Standard">EMAIL_CORRISPONDENZA: <text:database-display text:table-name="table" text:table-type="table" text:column-name="$EMAIL_CORRISPONDENZA" text:database-name="db_prince">&lt;$EMAIL_CORRISPONDENZA&gt;</text:database-display></text:p>
      <text:p text:style-name="Standard">EMAIL_PRESENTATORE: <text:database-display text:table-name="table" text:table-type="table" text:column-name="$EMAIL_PRESENTATORE" text:database-name="db_prince">&lt;$EMAIL_PRESENTATORE&gt;</text:database-display></text:p>
      <text:p text:style-name="Standard">EMAIL_PROFESSIONISTA: <text:database-display text:table-name="table" text:table-type="table" text:column-name="$EMAIL_PROFESSIONISTA" text:database-name="db_prince">&lt;$EMAIL_PROFESSIONISTA&gt;</text:database-display></text:p>
      <text:p text:style-name="Standard">EMAIL_DIREZIONE: <text:database-display text:table-name="table" text:table-type="table" text:column-name="$EMAIL_DIREZIONE" text:database-name="db_prince">&lt;$EMAIL_DIREZIONE&gt;</text:database-display></text:p>
      <text:p text:style-name="Standard">EMAIL_FUNZIONARIO: <text:database-display text:table-name="table" text:table-type="table" text:column-name="$EMAIL_FUNZIONARIO" text:database-name="db_prince">&lt;$EMAIL_FUNZIONARIO&gt;</text:database-display></text:p>
      <text:p text:style-name="Standard">EMAIL_SEDE_LEGALE: <text:database-display text:table-name="table" text:table-type="table" text:column-name="$EMAIL_SEDE_LEGALE" text:database-name="db_prince">&lt;$EMAIL_SEDE_LEGALE&gt;</text:database-display></text:p>
      <text:p text:style-name="Standard">EMAIL_SUAP: <text:database-display text:table-name="table" text:table-type="table" text:column-name="$EMAIL_SUAP" text:database-name="db_prince">&lt;$EMAIL_SUAP&gt;</text:database-display></text:p>
      <text:p text:style-name="Standard">EMAIL_TITOLARE: <text:database-display text:table-name="table" text:table-type="table" text:column-name="$EMAIL_TITOLARE" text:database-name="db_prince">&lt;$EMAIL_TITOLARE&gt;</text:database-display></text:p>
      <text:p text:style-name="Standard">FUNZIONARIO: <text:database-display text:table-name="table" text:table-type="table" text:column-name="$FUNZIONARIO" text:database-name="db_prince">&lt;$FUNZIONARIO&gt;</text:database-display></text:p>
      <text:p text:style-name="Standard">IMPORTI_ATTIVITA: <text:database-display text:table-name="table" text:table-type="table" text:column-name="$IMPORTI_ATTIVITA" text:database-name="db_prince">&lt;$IMPORTI_ATTIVITA&gt;</text:database-display></text:p>
      <text:p text:style-name="Standard">IMPORTO_ORARIO: <text:database-display text:table-name="table" text:table-type="table" text:column-name="$IMPORTO_ORARIO" text:database-name="db_prince">&lt;$IMPORTO_ORARIO&gt;</text:database-display></text:p>
      <text:p text:style-name="Standard">IMPORTO_PG_ENTI: <text:database-display text:table-name="table" text:table-type="table" text:column-name="$IMPORTO_PG_ENTI" text:database-name="db_prince">&lt;$IMPORTO_PG_ENTI&gt;</text:database-display></text:p>
      <text:p text:style-name="Standard">IMPORTO_PG_VVF: <text:database-display text:table-name="table" text:table-type="table" text:column-name="$IMPORTO_PG_VVF" text:database-name="db_prince">&lt;$IMPORTO_PG_VVF&gt;</text:database-display></text:p>
      <text:p text:style-name="Standard">IMPORTO_RICHIESTA: <text:database-display text:table-name="table" text:table-type="table" text:column-name="$IMPORTO_RICHIESTA" text:database-name="db_prince">&lt;$IMPORTO_RICHIESTA&gt;</text:database-display></text:p>
      <text:p text:style-name="Standard">IMPORTO_TRIBUTI: <text:database-display text:table-name="table" text:table-type="table" text:column-name="$IMPORTO_TRIBUTI" text:database-name="db_prince">&lt;$IMPORTO_TRIBUTI&gt;</text:database-display></text:p>
      <text:p text:style-name="Standard">INDICAZIONI_ASPETTI_PREVENZIONE: <text:database-display text:table-name="table" text:table-type="table" text:column-name="$INDICAZIONI_ASPETTI_PREVENZIONE" text:database-name="db_prince">&lt;$INDICAZIONI_ASPETTI_PREVENZIONE&gt;</text:database-display></text:p>
      <text:p text:style-name="Standard">INDICAZIONI_INTERVENTO: <text:database-display text:table-name="table" text:table-type="table" text:column-name="$INDICAZIONI_INTERVENTO" text:database-name="db_prince">&lt;$INDICAZIONI_INTERVENTO&gt;</text:database-display></text:p>
      <text:p text:style-name="Standard">INDIRIZZO_ATTIVITA: <text:database-display text:table-name="table" text:table-type="table" text:column-name="$INDIRIZZO_ATTIVITA" text:database-name="db_prince">&lt;$INDIRIZZO_ATTIVITA&gt;</text:database-display></text:p>
      <text:p text:style-name="Standard">INDIRIZZO_COMANDO: <text:database-display text:table-name="table" text:table-type="table" text:column-name="$INDIRIZZO_COMANDO" text:database-name="db_prince">&lt;$INDIRIZZO_COMANDO&gt;</text:database-display></text:p>
      <text:p text:style-name="Standard">INDIRIZZO_CORRISPONDENZA: <text:database-display text:table-name="table" text:table-type="table" text:column-name="$INDIRIZZO_CORRISPONDENZA" text:database-name="db_prince">&lt;$INDIRIZZO_CORRISPONDENZA&gt;</text:database-display></text:p>
      <text:p text:style-name="Standard">INDIRIZZO_PRESENTATORE: <text:database-display text:table-name="table" text:table-type="table" text:column-name="$INDIRIZZO_PRESENTATORE" text:database-name="db_prince">&lt;$INDIRIZZO_PRESENTATORE&gt;</text:database-display></text:p>
      <text:p text:style-name="Standard">INDIRIZZO_PROFESSIONISTA: <text:database-display text:table-name="table" text:table-type="table" text:column-name="$INDIRIZZO_PROFESSIONISTA" text:database-name="db_prince">&lt;$INDIRIZZO_PROFESSIONISTA&gt;</text:database-display></text:p>
      <text:p text:style-name="Standard">INDIRIZZO_DEL_RESPONSABILE: <text:database-display text:table-name="table" text:table-type="table" text:column-name="$INDIRIZZO_DEL_RESPONSABILE" text:database-name="db_prince">&lt;$INDIRIZZO_DEL_RESPONSABILE&gt;</text:database-display></text:p>
      <text:p text:style-name="Standard">INDIRIZZO_DIREZIONE: <text:database-display text:table-name="table" text:table-type="table" text:column-name="$INDIRIZZO_DIREZIONE" text:database-name="db_prince">&lt;$INDIRIZZO_DIREZIONE&gt;</text:database-display></text:p>
      <text:p text:style-name="Standard">INDIRIZZO_DITTA: <text:database-display text:table-name="table" text:table-type="table" text:column-name="$INDIRIZZO_DITTA" text:database-name="db_prince">&lt;$INDIRIZZO_DITTA&gt;</text:database-display></text:p>
      <text:p text:style-name="Standard">INDIRIZZO_PROCEDIMENTO: <text:database-display text:table-name="table" text:table-type="table" text:column-name="$INDIRIZZO_PROCEDIMENTO" text:database-name="db_prince">&lt;$INDIRIZZO_PROCEDIMENTO&gt;</text:database-display></text:p>
      <text:p text:style-name="Standard">INDIRIZZO_SEDE_LEGALE: <text:database-display text:table-name="table" text:table-type="table" text:column-name="$INDIRIZZO_SEDE_LEGALE" text:database-name="db_prince">&lt;$INDIRIZZO_SEDE_LEGALE&gt;</text:database-display></text:p>
      <text:p text:style-name="Standard">INDIRIZZO_SUAP: <text:database-display text:table-name="table" text:table-type="table" text:column-name="$INDIRIZZO_SUAP" text:database-name="db_prince">&lt;$INDIRIZZO_SUAP&gt;</text:database-display></text:p>
      <text:p text:style-name="Standard">INDIRIZZO_TITOLARE: <text:database-display text:table-name="table" text:table-type="table" text:column-name="$INDIRIZZO_TITOLARE" text:database-name="db_prince">&lt;$INDIRIZZO_TITOLARE&gt;</text:database-display></text:p>
      <text:p text:style-name="Standard">INFORMAZIONI_PROGETTO: <text:database-display text:table-name="table" text:table-type="table" text:column-name="$INFORMAZIONI_PROGETTO" text:database-name="db_prince">&lt;$INFORMAZIONI_PROGETTO&gt;</text:database-display></text:p>
      <text:p text:style-name="Standard">INSEGNA: <text:database-display text:table-name="table" text:table-type="table" text:column-name="$INSEGNA" text:database-name="db_prince">&lt;$INSEGNA&gt;</text:database-display></text:p>
      <text:p text:style-name="Standard">INTESTATARIO: <text:database-display text:table-name="table" text:table-type="table" text:column-name="$INTESTATARIO" text:database-name="db_prince">&lt;$INTESTATARIO&gt;</text:database-display></text:p>
      <text:p text:style-name="Standard">LEGALE_RAPPRESENTANTE: <text:database-display text:table-name="table" text:table-type="table" text:column-name="$LEGALE_RAPPRESENTANTE" text:database-name="db_prince">&lt;$LEGALE_RAPPRESENTANTE&gt;</text:database-display></text:p>
      <text:p text:style-name="Standard">LEGALE_RAPPRESENTANTE_NOME: <text:database-display text:table-name="table" text:table-type="table" text:column-name="$LEGALE_RAPPRESENTANTE_NOME" text:database-name="db_prince">&lt;$LEGALE_RAPPRESENTANTE_NOME&gt;</text:database-display></text:p>
      <text:p text:style-name="Standard">MAGISTRATO: <text:database-display text:table-name="table" text:table-type="table" text:column-name="$MAGISTRATO" text:database-name="db_prince">&lt;$MAGISTRATO&gt;</text:database-display></text:p>
      <text:p text:style-name="Standard">MANSIONE: <text:database-display text:table-name="table" text:table-type="table" text:column-name="$MANSIONE" text:database-name="db_prince">&lt;$MANSIONE&gt;</text:database-display></text:p>
      <text:p text:style-name="Standard">MOTIVAZIONE_RICHIESTA: <text:database-display text:table-name="table" text:table-type="table" text:column-name="$MOTIVAZIONE_RICHIESTA" text:database-name="db_prince">&lt;$MOTIVAZIONE_RICHIESTA&gt;</text:database-display></text:p>
      <text:p text:style-name="Standard">NOME_ADDETTO: <text:database-display text:table-name="table" text:table-type="table" text:column-name="$NOME_ADDETTO" text:database-name="db_prince">&lt;$NOME_ADDETTO&gt;</text:database-display></text:p>
      <text:p text:style-name="Standard">NOME_COMANDANTE: <text:database-display text:table-name="table" text:table-type="table" text:column-name="$NOME_COMANDANTE" text:database-name="db_prince">&lt;$NOME_COMANDANTE&gt;</text:database-display></text:p>
      <text:p text:style-name="Standard">NOME_COMANDO: <text:database-display text:table-name="table" text:table-type="table" text:column-name="$NOME_COMANDO" text:database-name="db_prince">&lt;$NOME_COMANDO&gt;</text:database-display></text:p>
      <text:p text:style-name="Standard">NOME_PRESENTATORE: <text:database-display text:table-name="table" text:table-type="table" text:column-name="$NOME_PRESENTATORE" text:database-name="db_prince">&lt;$NOME_PRESENTATORE&gt;</text:database-display></text:p>
      <text:p text:style-name="Standard">NOME_PROFESSIONISTA: <text:database-display text:table-name="table" text:table-type="table" text:column-name="$NOME_PROFESSIONISTA" text:database-name="db_prince">&lt;$NOME_PROFESSIONISTA&gt;</text:database-display></text:p>
      <text:p text:style-name="Standard">NOME_DIRETTORE_REGIONALE: <text:database-display text:table-name="table" text:table-type="table" text:column-name="$NOME_DIRETTORE_REGIONALE" text:database-name="db_prince">&lt;$NOME_DIRETTORE_REGIONALE&gt;</text:database-display></text:p>
      <text:p text:style-name="Standard">NOME_DIREZIONE: <text:database-display text:table-name="table" text:table-type="table" text:column-name="$NOME_DIREZIONE" text:database-name="db_prince">&lt;$NOME_DIREZIONE&gt;</text:database-display></text:p>
      <text:p text:style-name="Standard">NOME_TITOLARE: <text:database-display text:table-name="table" text:table-type="table" text:column-name="$NOME_TITOLARE" text:database-name="db_prince">&lt;$NOME_TITOLARE&gt;</text:database-display></text:p>
      <text:p text:style-name="Standard">NUM_CIVICO_ATTIVITA: <text:database-display text:table-name="table" text:table-type="table" text:column-name="$NUM_CIVICO_ATTIVITA" text:database-name="db_prince">&lt;$NUM_CIVICO_ATTIVITA&gt;</text:database-display></text:p>
      <text:p text:style-name="Standard">NUM_CIVICO_CORRISPONDENZA: <text:database-display text:table-name="table" text:table-type="table" text:column-name="$NUM_CIVICO_CORRISPONDENZA" text:database-name="db_prince">&lt;$NUM_CIVICO_CORRISPONDENZA&gt;</text:database-display></text:p>
      <text:p text:style-name="Standard">NUM_CIVICO_PRESENTATORE: <text:database-display text:table-name="table" text:table-type="table" text:column-name="$NUM_CIVICO_PRESENTATORE" text:database-name="db_prince">&lt;$NUM_CIVICO_PRESENTATORE&gt;</text:database-display></text:p>
      <text:p text:style-name="Standard">NUM_CIVICO_PROFESSIONISTA: <text:database-display text:table-name="table" text:table-type="table" text:column-name="$NUM_CIVICO_PROFESSIONISTA" text:database-name="db_prince">&lt;$NUM_CIVICO_PROFESSIONISTA&gt;</text:database-display></text:p>
      <text:p text:style-name="Standard">NUM_CIVICO_SEDE_LEGALE: <text:database-display text:table-name="table" text:table-type="table" text:column-name="$NUM_CIVICO_SEDE_LEGALE" text:database-name="db_prince">&lt;$NUM_CIVICO_SEDE_LEGALE&gt;</text:database-display></text:p>
      <text:p text:style-name="Standard">NUM_CIVICO_TITOLARE: <text:database-display text:table-name="table" text:table-type="table" text:column-name="$NUM_CIVICO_TITOLARE" text:database-name="db_prince">&lt;$NUM_CIVICO_TITOLARE&gt;</text:database-display></text:p>
      <text:p text:style-name="Standard">RGNR: <text:database-display text:table-name="table" text:table-type="table" text:column-name="$RGNR" text:database-name="db_prince">&lt;$RGNR&gt;</text:database-display></text:p>
      <text:p text:style-name="Standard">NUM_DOC_REL_TECNICA: <text:database-display text:table-name="table" text:table-type="table" text:column-name="$NUM_DOC_REL_TECNICA" text:database-name="db_prince">&lt;$NUM_DOC_REL_TECNICA&gt;</text:database-display></text:p>
      <text:p text:style-name="Standard">NUM_ELAB_GRAFICI: <text:database-display text:table-name="table" text:table-type="table" text:column-name="$NUM_ELAB_GRAFICI" text:database-name="db_prince">&lt;$NUM_ELAB_GRAFICI&gt;</text:database-display></text:p>
      <text:p text:style-name="Standard">NUM_FASCICOLO_PROCEDIMENTO: <text:database-display text:table-name="table" text:table-type="table" text:column-name="$NUM_FASCICOLO_PROCEDIMENTO" text:database-name="db_prince">&lt;$NUM_FASCICOLO_PROCEDIMENTO&gt;</text:database-display></text:p>
      <text:p text:style-name="Standard">NUM_PRATICA: <text:database-display text:table-name="table" text:table-type="table" text:column-name="$NUM_PRATICA" text:database-name="db_prince">&lt;$NUM_PRATICA&gt;</text:database-display></text:p>
      <text:p text:style-name="Standard">NUM_PROT_CMZ_SU: <text:database-display text:table-name="table" text:table-type="table" text:column-name="$NUM_PROT_CMZ_SU" text:database-name="db_prince">&lt;$NUM_PROT_CMZ_SU&gt;</text:database-display></text:p>
      <text:p text:style-name="Standard">NUM_PROT_DEROGA: <text:database-display text:table-name="table" text:table-type="table" text:column-name="$NUM_PROT_DEROGA" text:database-name="db_prince">&lt;$NUM_PROT_DEROGA&gt;</text:database-display></text:p>
      <text:p text:style-name="Standard">NUM_PROT_MOD_1PG: <text:database-display text:table-name="table" text:table-type="table" text:column-name="$NUM_PROT_MOD_1PG" text:database-name="db_prince">&lt;$NUM_PROT_MOD_1PG&gt;</text:database-display></text:p>
      <text:p text:style-name="Standard">NUM_PROT_MOD_3PG: <text:database-display text:table-name="table" text:table-type="table" text:column-name="$NUM_PROT_MOD_3PG" text:database-name="db_prince">&lt;$NUM_PROT_MOD_3PG&gt;</text:database-display></text:p>
      <text:p text:style-name="Standard">NUM_PROT_MOD_5PG: <text:database-display text:table-name="table" text:table-type="table" text:column-name="$NUM_PROT_MOD_5PG" text:database-name="db_prince">&lt;$NUM_PROT_MOD_5PG&gt;</text:database-display></text:p>
      <text:p text:style-name="Standard">NUM_PROT_MOD_6PG: <text:database-display text:table-name="table" text:table-type="table" text:column-name="$NUM_PROT_MOD_6PG" text:database-name="db_prince">&lt;$NUM_PROT_MOD_6PG&gt;</text:database-display></text:p>
      <text:p text:style-name="Standard">NUM_PROT_PROG_COLLEGATO: <text:database-display text:table-name="table" text:table-type="table" text:column-name="$NUM_PROT_PROG_COLLEGATO" text:database-name="db_prince">&lt;$NUM_PROT_PROG_COLLEGATO&gt;</text:database-display></text:p>
      <text:p text:style-name="Standard">NUM_PROT_RICHIESTA: <text:database-display text:table-name="table" text:table-type="table" text:column-name="$NUM_PROT_RICHIESTA" text:database-name="db_prince">&lt;$NUM_PROT_RICHIESTA&gt;</text:database-display></text:p>
      <text:p text:style-name="Standard">NUM_PROT_RISPOSTA: <text:database-display text:table-name="table" text:table-type="table" text:column-name="$NUM_PROT_RISPOSTA" text:database-name="db_prince">&lt;$NUM_PROT_RISPOSTA&gt;</text:database-display></text:p>
      <text:p text:style-name="Standard">NUM_VERBALE: <text:database-display text:table-name="table" text:table-type="table" text:column-name="$NUM_VERBALE" text:database-name="db_prince">&lt;$NUM_VERBALE&gt;</text:database-display></text:p>
      <text:p text:style-name="Standard">PARERE_COMANDO_PROVINCIALE: <text:database-display text:table-name="table" text:table-type="table" text:column-name="$PARERE_COMANDO_PROVINCIALE" text:database-name="db_prince">&lt;$PARERE_COMANDO_PROVINCIALE&gt;</text:database-display></text:p>
      <text:p text:style-name="Standard">PEC_COMANDO: <text:database-display text:table-name="table" text:table-type="table" text:column-name="$PEC_COMANDO" text:database-name="db_prince">&lt;$PEC_COMANDO&gt;</text:database-display></text:p>
      <text:p text:style-name="Standard">PEC_CORRISPONDENZA: <text:database-display text:table-name="table" text:table-type="table" text:column-name="$PEC_CORRISPONDENZA" text:database-name="db_prince">&lt;$PEC_CORRISPONDENZA&gt;</text:database-display></text:p>
      <text:p text:style-name="Standard">PEC_PRESENTATORE: <text:database-display text:table-name="table" text:table-type="table" text:column-name="$PEC_PRESENTATORE" text:database-name="db_prince">&lt;$PEC_PRESENTATORE&gt;</text:database-display></text:p>
      <text:p text:style-name="Standard">PEC_PROFESSIONISTA: <text:database-display text:table-name="table" text:table-type="table" text:column-name="$PEC_PROFESSIONISTA" text:database-name="db_prince">&lt;$PEC_PROFESSIONISTA&gt;</text:database-display></text:p>
      <text:p text:style-name="Standard">PEC_DIREZIONE: <text:database-display text:table-name="table" text:table-type="table" text:column-name="$PEC_DIREZIONE" text:database-name="db_prince">&lt;$PEC_DIREZIONE&gt;</text:database-display></text:p>
      <text:p text:style-name="Standard">PEC_SEDE_LEGALE: <text:database-display text:table-name="table" text:table-type="table" text:column-name="$PEC_SEDE_LEGALE" text:database-name="db_prince">&lt;$PEC_SEDE_LEGALE&gt;</text:database-display></text:p>
      <text:p text:style-name="Standard">PEC_SUAP: <text:database-display text:table-name="table" text:table-type="table" text:column-name="$PEC_SUAP" text:database-name="db_prince">&lt;$PEC_SUAP&gt;</text:database-display></text:p>
      <text:p text:style-name="Standard">PEC_TITOLARE: <text:database-display text:table-name="table" text:table-type="table" text:column-name="$PEC_TITOLARE" text:database-name="db_prince">&lt;$PEC_TITOLARE&gt;</text:database-display></text:p>
      <text:p text:style-name="Standard">PIN_UTENTE: <text:database-display text:table-name="table" text:table-type="table" text:column-name="$PIN_UTENTE" text:database-name="db_prince">&lt;$PIN_UTENTE&gt;</text:database-display></text:p>
      <text:p text:style-name="Standard">PRESIDENTE: <text:database-display text:table-name="table" text:table-type="table" text:column-name="$PRESIDENTE" text:database-name="db_prince">&lt;$PRESIDENTE&gt;</text:database-display></text:p>
      <text:p text:style-name="Standard">PROT_COMANDO: <text:database-display text:table-name="table" text:table-type="table" text:column-name="$PROT_COMANDO" text:database-name="db_prince">&lt;$PROT_COMANDO&gt;</text:database-display></text:p>
      <text:p text:style-name="Standard">PROT_DIR_REG: <text:database-display text:table-name="table" text:table-type="table" text:column-name="$PROT_DIR_REG" text:database-name="db_prince">&lt;$PROT_DIR_REG&gt;</text:database-display></text:p>
      <text:p text:style-name="Standard">PROT_DOC_INTEG_IN_1: <text:database-display text:table-name="table" text:table-type="table" text:column-name="$PROT_DOC_INTEG_IN_1" text:database-name="db_prince">&lt;$PROT_DOC_INTEG_IN_1&gt;</text:database-display></text:p>
      <text:p text:style-name="Standard">PROT_DOC_INTEG_IN_2: <text:database-display text:table-name="table" text:table-type="table" text:column-name="$PROT_DOC_INTEG_IN_2" text:database-name="db_prince">&lt;$PROT_DOC_INTEG_IN_2&gt;</text:database-display></text:p>
      <text:p text:style-name="Standard">PROT_DOC_INTEG_OUT_1: <text:database-display text:table-name="table" text:table-type="table" text:column-name="$PROT_DOC_INTEG_OUT_1" text:database-name="db_prince">&lt;$PROT_DOC_INTEG_OUT_1&gt;</text:database-display></text:p>
      <text:p text:style-name="Standard">PROT_DOC_INTEG_OUT_2: <text:database-display text:table-name="table" text:table-type="table" text:column-name="$PROT_DOC_INTEG_OUT_2" text:database-name="db_prince">&lt;$PROT_DOC_INTEG_OUT_2&gt;</text:database-display></text:p>
      <text:p text:style-name="Standard">PROVINCIA_ATTIVITA: <text:database-display text:table-name="table" text:table-type="table" text:column-name="$PROVINCIA_ATTIVITA" text:database-name="db_prince">&lt;$PROVINCIA_ATTIVITA&gt;</text:database-display></text:p>
      <text:p text:style-name="Standard">PROVINCIA_CORRISPONDENZA: <text:database-display text:table-name="table" text:table-type="table" text:column-name="$PROVINCIA_CORRISPONDENZA" text:database-name="db_prince">&lt;$PROVINCIA_CORRISPONDENZA&gt;</text:database-display></text:p>
      <text:p text:style-name="Standard">PROVINCIA_PRESENTATORE: <text:database-display text:table-name="table" text:table-type="table" text:column-name="$PROVINCIA_PRESENTATORE" text:database-name="db_prince">&lt;$PROVINCIA_PRESENTATORE&gt;</text:database-display></text:p>
      <text:p text:style-name="Standard">PROVINCIA_PROFESSIONISTA: <text:database-display text:table-name="table" text:table-type="table" text:column-name="$PROVINCIA_PROFESSIONISTA" text:database-name="db_prince">&lt;$PROVINCIA_PROFESSIONISTA&gt;</text:database-display></text:p>
      <text:p text:style-name="Standard">PROVINCIA_SEDE_LEGALE: <text:database-display text:table-name="table" text:table-type="table" text:column-name="$PROVINCIA_SEDE_LEGALE" text:database-name="db_prince">&lt;$PROVINCIA_SEDE_LEGALE&gt;</text:database-display></text:p>
      <text:p text:style-name="Standard">PROVINCIA_TITOLARE: <text:database-display text:table-name="table" text:table-type="table" text:column-name="$PROVINCIA_TITOLARE" text:database-name="db_prince">&lt;$PROVINCIA_TITOLARE&gt;</text:database-display></text:p>
      <text:p text:style-name="Standard">QUALIFICA_PRESENTATORE: <text:database-display text:table-name="table" text:table-type="table" text:column-name="$QUALIFICA_PRESENTATORE" text:database-name="db_prince">&lt;$QUALIFICA_PRESENTATORE&gt;</text:database-display></text:p>
      <text:p text:style-name="Standard">RGNR: <text:database-display text:table-name="table" text:table-type="table" text:column-name="$RGNR" text:database-name="db_prince">&lt;$RGNR&gt;</text:database-display></text:p>
      <text:p text:style-name="Standard">RAGIONE_SOCIALE: <text:database-display text:table-name="table" text:table-type="table" text:column-name="$RAGIONE_SOCIALE" text:database-name="db_prince">&lt;$RAGIONE_SOCIALE&gt;</text:database-display></text:p>
      <text:p text:style-name="Standard">RESPONSABILE_DITTA: <text:database-display text:table-name="table" text:table-type="table" text:column-name="$RESPONSABILE_DITTA" text:database-name="db_prince">&lt;$RESPONSABILE_DITTA&gt;</text:database-display></text:p>
      <text:p text:style-name="Standard">RISCOSSIONE_TRIBUTI: <text:database-display text:table-name="table" text:table-type="table" text:column-name="$RISCOSSIONE_TRIBUTI" text:database-name="db_prince">&lt;$RISCOSSIONE_TRIBUTI&gt;</text:database-display></text:p>
      <text:p text:style-name="Standard">RISPOSTA: <text:database-display text:table-name="table" text:table-type="table" text:column-name="$RISPOSTA" text:database-name="db_prince">&lt;$RISPOSTA&gt;</text:database-display></text:p>
      <text:p text:style-name="Standard">RISPOSTA_CTR: <text:database-display text:table-name="table" text:table-type="table" text:column-name="$RISPOSTA_CTR" text:database-name="db_prince">&lt;$RISPOSTA_CTR&gt;</text:database-display></text:p>
      <text:p text:style-name="Standard">SCADENZA_CPI: <text:database-display text:table-name="table" text:table-type="table" text:column-name="$SCADENZA_CPI" text:database-name="db_prince">&lt;$SCADENZA_CPI&gt;</text:database-display></text:p>
      <text:p text:style-name="Standard">SIGLA_PROV_SEDE_LEGALE: <text:database-display text:table-name="table" text:table-type="table" text:column-name="$SIGLA_PROV_SEDE_LEGALE" text:database-name="db_prince">&lt;$SIGLA_PROV_SEDE_LEGALE&gt;</text:database-display></text:p>
      <text:p text:style-name="Standard">SIGLA_PROV_ATTIVITA: <text:database-display text:table-name="table" text:table-type="table" text:column-name="$SIGLA_PROV_ATTIVITA" text:database-name="db_prince">&lt;$SIGLA_PROV_ATTIVITA&gt;</text:database-display></text:p>
      <text:p text:style-name="Standard">SIGLA_PROV_PRESENTATORE: <text:database-display text:table-name="table" text:table-type="table" text:column-name="$SIGLA_PROV_PRESENTATORE" text:database-name="db_prince">&lt;$SIGLA_PROV_PRESENTATORE&gt;</text:database-display></text:p>
      <text:p text:style-name="Standard">SIGLA_PROV_PROFESSIONISTA: <text:database-display text:table-name="table" text:table-type="table" text:column-name="$SIGLA_PROV_PROFESSIONISTA" text:database-name="db_prince">&lt;$SIGLA_PROV_PROFESSIONISTA&gt;</text:database-display></text:p>
      <text:p text:style-name="Standard">SIGLA_PROV_TITOLARE: <text:database-display text:table-name="table" text:table-type="table" text:column-name="$SIGLA_PROV_TITOLARE" text:database-name="db_prince">&lt;$SIGLA_PROV_TITOLARE&gt;</text:database-display></text:p>
      <text:p text:style-name="Standard">SIGLA_PROV_CORRISPONDENZA: <text:database-display text:table-name="table" text:table-type="table" text:column-name="$SIGLA_PROV_CORRISPONDENZA" text:database-name="db_prince">&lt;$SIGLA_PROV_CORRISPONDENZA&gt;</text:database-display></text:p>
      <text:p text:style-name="Standard">SIGLA_PROVINCIA_COMANDO: <text:database-display text:table-name="table" text:table-type="table" text:column-name="$SIGLA_PROVINCIA_COMANDO" text:database-name="db_prince">&lt;$SIGLA_PROVINCIA_COMANDO&gt;</text:database-display></text:p>
      <text:p text:style-name="Standard">TELEFONO_COMANDO: <text:database-display text:table-name="table" text:table-type="table" text:column-name="$TELEFONO_COMANDO" text:database-name="db_prince">&lt;$TELEFONO_COMANDO&gt;</text:database-display></text:p>
      <text:p text:style-name="Standard">TELEFONO_COMANDO: <text:database-display text:table-name="table" text:table-type="table" text:column-name="$TELEFONO_COMANDO" text:database-name="db_prince">&lt;$TELEFONO_COMANDO&gt;</text:database-display></text:p>
      <text:p text:style-name="Standard">TELEFONO_DIREZIONE: <text:database-display text:table-name="table" text:table-type="table" text:column-name="$TELEFONO_DIREZIONE" text:database-name="db_prince">&lt;$TELEFONO_DIREZIONE&gt;</text:database-display></text:p>
      <text:p text:style-name="Standard">TIPO_INSEDIAMENTO: <text:database-display text:table-name="table" text:table-type="table" text:column-name="$TIPO_INSEDIAMENTO" text:database-name="db_prince">&lt;$TIPO_INSEDIAMENTO&gt;</text:database-display></text:p>
      <text:p text:style-name="Standard">TIPO_RICHIESTA: <text:database-display text:table-name="table" text:table-type="table" text:column-name="$TIPO_RICHIESTA" text:database-name="db_prince">&lt;$TIPO_RICHIESTA&gt;</text:database-display></text:p>
      <text:p text:style-name="Standard">TITOLO_PROFESSIONISTA: <text:database-display text:table-name="table" text:table-type="table" text:column-name="$TITOLO_PROFESSIONISTA" text:database-name="db_prince">&lt;$TITOLO_PROFESSIONISTA&gt;</text:database-display></text:p>
      <text:p text:style-name="Standard">TOTALE_AMMENDE: <text:database-display text:table-name="table" text:table-type="table" text:column-name="$TOTALE_AMMENDE" text:database-name="db_prince">&lt;$TOTALE_AMMENDE&gt;</text:database-display></text:p>
      <text:p text:style-name="Standard">TOTALE_PAGAMENTI: <text:database-display text:table-name="table" text:table-type="table" text:column-name="$TOTALE_PAGAMENTI" text:database-name="db_prince">&lt;$TOTALE_PAGAMENTI&gt;</text:database-display></text:p>
      <text:p text:style-name="Standard">TRIBUNALE: <text:database-display text:table-name="table" text:table-type="table" text:column-name="$TRIBUNALE" text:database-name="db_prince">&lt;$TRIBUNALE&gt;</text:database-display></text:p>
      <text:p text:style-name="Standard">UFFICIO_REGISTRO: <text:database-display text:table-name="table" text:table-type="table" text:column-name="$UFFICIO_REGISTRO" text:database-name="db_prince">&lt;$UFFICIO_REGISTRO&gt;</text:database-display></text:p>
      <text:p text:style-name="Standard">VIA_ATTIVITA: <text:database-display text:table-name="table" text:table-type="table" text:column-name="$VIA_ATTIVITA" text:database-name="db_prince">&lt;$VIA_ATTIVITA&gt;</text:database-display></text:p>
      <text:p text:style-name="Standard">VIA_CORRISPONDENZA: <text:database-display text:table-name="table" text:table-type="table" text:column-name="$VIA_CORRISPONDENZA" text:database-name="db_prince">&lt;$VIA_CORRISPONDENZA&gt;</text:database-display></text:p>
      <text:p text:style-name="Standard">VIA_PRESENTATORE: <text:database-display text:table-name="table" text:table-type="table" text:column-name="$VIA_PRESENTATORE" text:database-name="db_prince">&lt;$VIA_PRESENTATORE&gt;</text:database-display></text:p>
      <text:p text:style-name="Standard">VIA_PROFESSIONISTA: <text:database-display text:table-name="table" text:table-type="table" text:column-name="$VIA_PROFESSIONISTA" text:database-name="db_prince">&lt;$VIA_PROFESSIONISTA&gt;</text:database-display></text:p>
      <text:p text:style-name="Standard">VIA_SEDE_LEGALE: <text:database-display text:table-name="table" text:table-type="table" text:column-name="$VIA_SEDE_LEGALE" text:database-name="db_prince">&lt;$VIA_SEDE_LEGALE&gt;</text:database-display></text:p>
      <text:p text:style-name="Standard">VIA_TITOLARE: <text:database-display text:table-name="table" text:table-type="table" text:column-name="$VIA_TITOLARE" text:database-name="db_prince">&lt;$VIA_TITOLARE&gt;</text:database-display></text:p>
      <text:p text:style-name="Standard">VICE_PRESIDENTE: <text:database-display text:table-name="table" text:table-type="table" text:column-name="$VICE_PRESIDENTE" text:database-name="db_prince">&lt;$VICE_PRESIDENTE&gt;</text:database-display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Contenuto_20_tabella" style:display-name="Contenuto tabella" style:family="paragraph" style:parent-style-name="Standard" style:default-outline-level="">
      <style:paragraph-properties fo:orphans="0" fo:widows="0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1-11-18T13:35:58.414256463</meta:creation-date>
    <dc:date>2021-11-29T16:08:01.932994395</dc:date>
    <meta:editing-duration>PT5M</meta:editing-duration>
    <meta:editing-cycles>3</meta:editing-cycles>
    <meta:generator>LibreOffice/7.2.2.2$Linux_X86_64 LibreOffice_project/20$Build-2</meta:generator>
    <meta:document-statistic meta:table-count="1" meta:image-count="0" meta:object-count="0" meta:page-count="1" meta:paragraph-count="9" meta:word-count="10" meta:character-count="188" meta:non-whitespace-character-count="187"/>
  </office:meta>
</office:document-meta>
</file>